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0200000002000309F1C.png"/>
  <manifest:file-entry manifest:media-type="" manifest:full-path="Pictures/TablePreview1.svm"/>
  <manifest:file-entry manifest:media-type="image/png" manifest:full-path="Pictures/100002010000048200000176C1DF7435.png"/>
  <manifest:file-entry manifest:media-type="image/png" manifest:full-path="Pictures/10000000000001640000001A3618DE23.png"/>
  <manifest:file-entry manifest:media-type="image/jpeg" manifest:full-path="Pictures/10000000000000DB00000050A9B31224.jpg"/>
  <manifest:file-entry manifest:media-type="" manifest:full-path="Pictures/TablePreview2.svm"/>
  <manifest:file-entry manifest:media-type="image/png" manifest:full-path="Pictures/100000000000000800000008DD0ADA29.png"/>
  <manifest:file-entry manifest:media-type="" manifest:full-path="Pictures/TablePreview3.svm"/>
  <manifest:file-entry manifest:media-type="image/png" manifest:full-path="Pictures/10000000000001640000006E4D05B88C.png"/>
  <manifest:file-entry manifest:media-type="" manifest:full-path="Pictures/TablePreview4.svm"/>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auto-grow-height="true" fo:min-height="3.506cm"/>
    </style:style>
    <style:style style:name="pr2" style:family="presentation" style:parent-style-name="Default-notes">
      <style:graphic-properties draw:fill-color="#ffffff" draw:auto-grow-height="true" fo:min-height="12.572cm"/>
    </style:style>
    <style:style style:name="pr3" style:family="presentation" style:parent-style-name="Default-outline1">
      <style:graphic-properties draw:fit-to-size="false" fo:min-height="11.928cm"/>
    </style:style>
    <style:style style:name="pr4" style:family="presentation" style:parent-style-name="Default-notes">
      <style:graphic-properties draw:fill-color="#ffffff" fo:min-height="12.572cm"/>
    </style:style>
    <style:style style:name="pr5" style:family="presentation" style:parent-style-name="Default-outline1">
      <style:graphic-properties draw:stroke="solid" svg:stroke-width="0.635cm" svg:stroke-color="#ffffff" draw:marker-start-width="1.143cm" draw:marker-end-width="1.143cm" draw:fill="solid" draw:fill-color="#ffffff" draw:fit-to-size="false" fo:min-height="13.61cm" fo:padding-top="0.317cm" fo:padding-bottom="0.317cm" fo:padding-left="0.317cm" fo:padding-right="0.317cm"/>
    </style:style>
    <style:style style:name="pr6" style:family="presentation" style:parent-style-name="Default-outline1">
      <style:graphic-properties draw:stroke="solid" svg:stroke-width="0.635cm" svg:stroke-color="#ffffff" draw:marker-start-width="1.153cm" draw:marker-end-width="1.153cm" draw:fill="solid" draw:fill-color="#ffffff" draw:opacity="100%" draw:fit-to-size="false" fo:min-height="11.928cm" fo:padding-top="0.314cm" fo:padding-bottom="0.314cm" fo:padding-left="0.314cm" fo:padding-right="0.314cm" draw:shadow="hidden" draw:shadow-opacity="100%"/>
    </style:style>
    <style:style style:name="pr7" style:family="presentation" style:parent-style-name="Default-outline1">
      <style:graphic-properties draw:stroke="solid" svg:stroke-width="0.635cm" svg:stroke-color="#ffffff" draw:marker-start-width="1.152cm" draw:marker-end-width="1.152cm" draw:fill="solid" draw:fill-color="#ffffff" draw:fit-to-size="false" fo:min-height="11.928cm" fo:padding-top="0.317cm" fo:padding-bottom="0.317cm" fo:padding-left="0.317cm" fo:padding-right="0.317cm"/>
    </style:style>
    <style:style style:name="pr8" style:family="presentation" style:parent-style-name="Default-outline1">
      <style:graphic-properties draw:stroke="solid" svg:stroke-width="0.635cm" svg:stroke-color="#ffffff" draw:marker-start-width="1.143cm" draw:marker-end-width="1.143cm" draw:fill="solid" draw:fill-color="#ffffff" draw:fit-to-size="false" fo:min-height="11.928cm" fo:padding-top="0.317cm" fo:padding-bottom="0.317cm" fo:padding-left="0.317cm" fo:padding-right="0.317cm"/>
    </style:style>
    <style:style style:name="pr9" style:family="presentation" style:parent-style-name="Default-outline1">
      <style:graphic-properties fo:min-height="11.928cm"/>
    </style:style>
    <style:style style:name="pr10" style:family="presentation" style:parent-style-name="Default-outline1">
      <style:graphic-properties fo:min-height="13.61cm"/>
    </style:style>
    <style:style style:name="pr11" style:family="presentation" style:parent-style-name="Default-outline1">
      <style:graphic-properties draw:fit-to-size="false" fo:min-height="13.61cm"/>
    </style:style>
    <style:style style:name="pr12" style:family="presentation" style:parent-style-name="Default-title">
      <style:graphic-properties fo:min-height="3.506cm"/>
    </style:style>
    <style:style style:name="co1" style:family="table-column">
      <style:table-column-properties style:column-width="6.052cm" style:use-optimal-column-width="false"/>
    </style:style>
    <style:style style:name="co2" style:family="table-column">
      <style:table-column-properties style:column-width="18.71cm" style:use-optimal-column-width="false"/>
    </style:style>
    <style:style style:name="ro1" style:family="table-row">
      <style:table-row-properties style:row-height="0.954cm"/>
    </style:style>
    <style:style style:name="ce1" style:family="table-cell">
      <style:graphic-properties style:repeat="repeat"/>
      <style:text-properties fo:font-family="Ubuntu" style:font-family-generic="swiss" style:font-pitch="variable" fo:font-size="18pt" fo:font-weight="bold" style:font-size-asian="18pt" style:font-weight-asian="bold" style:font-size-complex="18pt" style:font-weight-complex="bold"/>
    </style:style>
    <style:style style:name="ce2" style:family="table-cell">
      <style:graphic-properties style:repeat="repeat"/>
      <style:text-properties fo:font-family="Ubuntu" style:font-family-generic="swiss" style:font-pitch="variable" fo:font-size="18pt" style:font-size-asian="18pt" style:font-size-complex="18pt"/>
    </style:style>
    <style:style style:name="ce3" style:family="table-cell">
      <style:graphic-properties style:repeat="repeat"/>
      <style:text-properties fo:font-family="Ubuntu" style:font-family-generic="swiss" style:font-pitch="variable" fo:font-weight="bold" style:font-weight-asian="bold" style:font-weight-complex="bold"/>
    </style:style>
    <style:style style:name="ce4" style:family="table-cell">
      <style:graphic-properties style:repeat="repeat"/>
      <style:text-properties fo:font-family="Ubuntu" style:font-family-generic="swiss" style:font-pitch="variable"/>
    </style:style>
    <style:style style:name="P1" style:family="paragraph">
      <style:text-properties fo:font-size="20pt"/>
    </style:style>
    <style:style style:name="P2" style:family="paragraph">
      <style:text-properties fo:font-family="Ubuntu" style:font-family-generic="swiss" style:font-pitch="variable"/>
    </style:style>
    <style:style style:name="P3" style:family="paragraph">
      <style:text-properties fo:font-family="'Ubuntu Mono'" style:font-family-generic="modern" style:font-pitch="fixed" fo:font-size="18pt" style:font-size-asian="18pt" style:font-size-complex="18pt"/>
    </style:style>
    <style:style style:name="P4" style:family="paragraph">
      <style:text-properties fo:font-family="'Ubuntu Mono'" style:font-pitch="fixed"/>
    </style:style>
    <style:style style:name="P5" style:family="paragraph">
      <style:paragraph-properties fo:margin-top="0cm" fo:margin-bottom="0cm"/>
    </style:style>
    <style:style style:name="P6" style:family="paragraph">
      <style:paragraph-properties fo:margin-top="0cm" fo:margin-bottom="0cm"/>
      <style:text-properties fo:font-family="'Ubuntu Mono'" style:font-pitch="fixed" fo:font-size="32pt" style:font-size-asian="32pt" style:font-size-complex="32pt"/>
    </style:style>
    <style:style style:name="P7" style:family="paragraph">
      <style:text-properties fo:font-family="'Ubuntu Mono'" style:font-pitch="fixed" fo:font-size="18pt" style:font-size-asian="18pt" style:font-size-complex="18pt"/>
    </style:style>
    <style:style style:name="P8" style:family="paragraph">
      <style:text-properties fo:font-family="'Ubuntu Mono'" style:font-family-generic="modern" style:font-pitch="fixed" fo:font-size="14pt" style:font-size-asian="14pt" style:font-size-complex="14pt"/>
    </style:style>
    <style:style style:name="P9" style:family="paragraph">
      <style:text-properties fo:font-family="'Ubuntu Mono'" style:font-family-generic="modern" style:font-pitch="fixed" fo:font-size="12pt" style:font-size-asian="12pt" style:font-size-complex="12pt"/>
    </style:style>
    <style:style style:name="P10" style:family="paragraph">
      <style:paragraph-properties fo:margin-top="0cm" fo:margin-bottom="0cm"/>
      <style:text-properties fo:font-family="'Ubuntu Mono'" style:font-family-generic="modern" style:font-pitch="fixed"/>
    </style:style>
    <style:style style:name="P11" style:family="paragraph">
      <style:text-properties fo:font-family="'Ubuntu Mono'" style:font-family-generic="modern" style:font-pitch="fixed"/>
    </style:style>
    <style:style style:name="P12" style:family="paragraph">
      <style:text-properties fo:font-size="24pt" style:font-size-asian="24pt" style:font-size-complex="24pt"/>
    </style:style>
    <style:style style:name="P13" style:family="paragraph">
      <style:text-properties fo:color="#373857" fo:font-family="'Ubuntu Mono'" style:font-family-generic="modern" style:font-pitch="fixed" fo:font-size="15pt" fo:font-style="normal" style:font-size-asian="15pt" style:font-style-asian="normal" style:font-size-complex="15pt" style:font-style-complex="normal"/>
    </style:style>
    <style:style style:name="P14" style:family="paragraph">
      <style:text-properties fo:color="#373857" fo:font-family="'Ubuntu Mono'" style:font-family-generic="modern" style:font-pitch="fixed" fo:font-size="18pt" fo:font-style="normal" style:font-size-asian="18pt" style:font-style-asian="normal" style:font-size-complex="18pt" style:font-style-complex="normal"/>
    </style:style>
    <style:style style:name="P15" style:family="paragraph">
      <style:paragraph-properties fo:margin-top="0cm" fo:margin-bottom="0cm"/>
      <style:text-properties fo:font-family="Ubuntu" style:font-family-generic="swiss" style:font-pitch="variable" fo:font-size="10pt" style:font-size-asian="10pt" style:font-size-complex="10pt"/>
    </style:style>
    <style:style style:name="T1" style:family="text">
      <style:text-properties fo:font-size="24pt" fo:font-weight="normal" style:font-size-asian="24pt" style:font-weight-asian="normal" style:font-size-complex="24pt" style:font-weight-complex="normal"/>
    </style:style>
    <style:style style:name="T2" style:family="text">
      <style:text-properties fo:font-style="italic" style:font-style-asian="italic" style:font-style-complex="italic"/>
    </style:style>
    <style:style style:name="T3" style:family="text">
      <style:text-properties fo:color="#cb78bd"/>
    </style:style>
    <style:style style:name="T4" style:family="text">
      <style:text-properties fo:font-family="Ubuntu" style:font-family-generic="swiss" style:font-pitch="variable"/>
    </style:style>
    <style:style style:name="T5" style:family="text">
      <style:text-properties fo:color="#7f0055" fo:font-family="'Ubuntu Mono'" style:font-family-generic="modern" style:font-pitch="fixed" fo:font-weight="bold" style:font-weight-asian="bold" style:font-weight-complex="bold"/>
    </style:style>
    <style:style style:name="T6" style:family="text">
      <style:text-properties fo:color="#7f0055" fo:font-family="'Ubuntu Mono'" style:font-family-generic="modern" style:font-pitch="fixed" fo:font-size="18pt" fo:font-weight="bold" style:font-size-asian="18pt" style:font-weight-asian="bold" style:font-size-complex="18pt" style:font-weight-complex="bold"/>
    </style:style>
    <style:style style:name="T7" style:family="text">
      <style:text-properties fo:font-family="'Ubuntu Mono'" style:font-family-generic="modern" style:font-pitch="fixed" fo:font-size="18pt" style:font-size-asian="18pt" style:font-size-complex="18pt"/>
    </style:style>
    <style:style style:name="T8" style:family="text">
      <style:text-properties style:text-position="super 58%" fo:font-size="32pt" style:font-size-asian="32pt" style:font-size-complex="32pt"/>
    </style:style>
    <style:style style:name="T9" style:family="text">
      <style:text-properties fo:color="#7f0055" fo:font-family="'Ubuntu Mono'" style:font-pitch="fixed" fo:font-size="12pt" fo:font-weight="bold" style:font-size-asian="12pt" style:font-weight-asian="bold" style:font-size-complex="12pt" style:font-weight-complex="bold"/>
    </style:style>
    <style:style style:name="T10" style:family="text">
      <style:text-properties fo:font-family="'Ubuntu Mono'" style:font-pitch="fixed" fo:font-size="12pt" style:font-size-asian="12pt" style:font-size-complex="12pt"/>
    </style:style>
    <style:style style:name="T11" style:family="text">
      <style:text-properties fo:color="#7f0055" fo:font-family="'Ubuntu Mono'" style:font-pitch="fixed" fo:font-size="15pt" fo:font-weight="bold" style:font-size-asian="15pt" style:font-weight-asian="bold" style:font-size-complex="15pt" style:font-weight-complex="bold"/>
    </style:style>
    <style:style style:name="T12" style:family="text">
      <style:text-properties fo:font-family="'Ubuntu Mono'" style:font-pitch="fixed" fo:font-size="15pt" style:font-size-asian="15pt" style:font-size-complex="15pt"/>
    </style:style>
    <style:style style:name="T13" style:family="text">
      <style:text-properties fo:font-family="'Ubuntu Mono'" style:font-pitch="fixed" fo:font-size="18pt" style:font-size-asian="18pt" style:font-size-complex="18pt"/>
    </style:style>
    <style:style style:name="T14" style:family="text">
      <style:text-properties fo:color="#0000ff" fo:font-family="'Ubuntu Mono'" style:font-pitch="fixed" fo:font-size="18pt" style:font-size-asian="18pt" style:font-size-complex="18pt"/>
    </style:style>
    <style:style style:name="T15" style:family="text">
      <style:text-properties fo:color="#7f0055" fo:font-family="'Ubuntu Mono'" style:font-pitch="fixed" fo:font-size="18pt" fo:font-weight="bold" style:font-size-asian="18pt" style:font-weight-asian="bold" style:font-size-complex="18pt" style:font-weight-complex="bold"/>
    </style:style>
    <style:style style:name="T16" style:family="text">
      <style:text-properties fo:color="#373857" fo:font-family="'Ubuntu Mono'" style:font-pitch="fixed" fo:font-size="18pt" style:font-size-asian="18pt" style:font-size-complex="18pt"/>
    </style:style>
    <style:style style:name="T17" style:family="text">
      <style:text-properties fo:color="#0000ff" fo:font-family="'Ubuntu Mono'" style:font-pitch="fixed" fo:font-size="18pt" fo:font-weight="bold" style:font-size-asian="18pt" style:font-weight-asian="bold" style:font-size-complex="18pt" style:font-weight-complex="bold"/>
    </style:style>
    <style:style style:name="T18" style:family="text">
      <style:text-properties fo:color="#7f0055" fo:font-family="'Ubuntu Mono'" style:font-pitch="fixed" fo:font-size="9pt" fo:font-weight="bold" style:font-size-asian="9pt" style:font-weight-asian="bold" style:font-size-complex="9pt" style:font-weight-complex="bold"/>
    </style:style>
    <style:style style:name="T19" style:family="text">
      <style:text-properties fo:font-family="'Ubuntu Mono'" style:font-pitch="fixed" fo:font-size="9pt" style:font-size-asian="9pt" style:font-size-complex="9pt"/>
    </style:style>
    <style:style style:name="T20" style:family="text">
      <style:text-properties fo:color="#008800" fo:font-family="'Ubuntu Mono'" style:font-pitch="fixed" fo:font-size="9pt" style:font-size-asian="9pt" style:font-size-complex="9pt"/>
    </style:style>
    <style:style style:name="T21" style:family="text">
      <style:text-properties fo:font-weight="bold" style:font-weight-asian="bold" style:font-weight-complex="bold"/>
    </style:style>
    <style:style style:name="T22" style:family="text">
      <style:text-properties fo:font-size="22pt" style:font-size-asian="22pt" style:font-size-complex="22pt"/>
    </style:style>
    <style:style style:name="T23" style:family="text">
      <style:text-properties fo:color="#008800" fo:font-family="'Ubuntu Mono'" style:font-family-generic="modern" style:font-pitch="fixed" fo:font-size="14pt" style:font-size-asian="14pt" style:font-size-complex="14pt"/>
    </style:style>
    <style:style style:name="T24" style:family="text">
      <style:text-properties fo:color="#808080" fo:font-family="'Ubuntu Mono'" style:font-family-generic="modern" style:font-pitch="fixed" fo:font-size="14pt" fo:font-style="italic" style:font-size-asian="14pt" style:font-style-asian="italic" style:font-size-complex="14pt" style:font-style-complex="italic"/>
    </style:style>
    <style:style style:name="T25" style:family="text">
      <style:text-properties fo:color="#7f0055" fo:font-family="'Ubuntu Mono'" style:font-family-generic="modern" style:font-pitch="fixed" fo:font-size="14pt" fo:font-weight="bold" style:font-size-asian="14pt" style:font-weight-asian="bold" style:font-size-complex="14pt" style:font-weight-complex="bold"/>
    </style:style>
    <style:style style:name="T26" style:family="text">
      <style:text-properties fo:font-family="'Ubuntu Mono'" style:font-family-generic="modern" style:font-pitch="fixed" fo:font-size="14pt" style:font-size-asian="14pt" style:font-size-complex="14pt"/>
    </style:style>
    <style:style style:name="T27" style:family="text">
      <style:text-properties fo:font-family="'Ubuntu Mono'" style:font-family-generic="modern" style:font-pitch="fixed" fo:font-size="14pt" fo:font-weight="bold" style:font-size-asian="14pt" style:font-weight-asian="bold" style:font-size-complex="14pt" style:font-weight-complex="bold"/>
    </style:style>
    <style:style style:name="T28" style:family="text">
      <style:text-properties fo:font-size="18pt" style:font-size-asian="18pt" style:font-size-complex="18pt"/>
    </style:style>
    <style:style style:name="T29" style:family="text">
      <style:text-properties fo:color="#808080" fo:font-family="'Ubuntu Mono'" style:font-family-generic="modern" style:font-pitch="fixed" fo:font-size="18pt" fo:font-style="italic" fo:font-weight="normal" style:font-size-asian="18pt" style:font-style-asian="italic" style:font-weight-asian="normal" style:font-size-complex="18pt" style:font-style-complex="italic" style:font-weight-complex="normal"/>
    </style:style>
    <style:style style:name="T30" style:family="text">
      <style:text-properties fo:color="#008800" fo:font-family="'Ubuntu Mono'" style:font-family-generic="modern" style:font-pitch="fixed" fo:font-size="18pt" style:font-size-asian="18pt" style:font-size-complex="18pt"/>
    </style:style>
    <style:style style:name="T31" style:family="text">
      <style:text-properties fo:color="#808080" fo:font-family="'Ubuntu Mono'" style:font-family-generic="modern" style:font-pitch="fixed" fo:font-size="18pt" fo:font-style="italic" style:font-size-asian="18pt" style:font-style-asian="italic" style:font-size-complex="18pt" style:font-style-complex="italic"/>
    </style:style>
    <style:style style:name="T32" style:family="text">
      <style:text-properties fo:color="#c0c0c0" fo:font-family="'Ubuntu Mono'" style:font-family-generic="modern" style:font-pitch="fixed" fo:font-size="18pt" fo:font-style="italic" style:font-size-asian="18pt" style:font-style-asian="italic" style:font-size-complex="18pt" style:font-style-complex="italic"/>
    </style:style>
    <style:style style:name="T33" style:family="text">
      <style:text-properties fo:color="#808080" fo:font-family="'Ubuntu Mono'" style:font-family-generic="modern" style:font-pitch="fixed" fo:font-size="12pt" fo:font-style="italic" style:font-size-asian="12pt" style:font-style-asian="italic" style:font-size-complex="12pt" style:font-style-complex="italic"/>
    </style:style>
    <style:style style:name="T34" style:family="text">
      <style:text-properties fo:color="#7f0055" fo:font-family="'Ubuntu Mono'" style:font-family-generic="modern" style:font-pitch="fixed" fo:font-size="12pt" fo:font-weight="bold" style:font-size-asian="12pt" style:font-weight-asian="bold" style:font-size-complex="12pt" style:font-weight-complex="bold"/>
    </style:style>
    <style:style style:name="T35" style:family="text">
      <style:text-properties fo:font-family="'Ubuntu Mono'" style:font-family-generic="modern" style:font-pitch="fixed" fo:font-size="12pt" style:font-size-asian="12pt" style:font-size-complex="12pt"/>
    </style:style>
    <style:style style:name="T36" style:family="text">
      <style:text-properties fo:color="#c0c0c0" fo:font-family="'Ubuntu Mono'" style:font-family-generic="modern" style:font-pitch="fixed" fo:font-size="12pt" fo:font-style="italic" style:font-size-asian="12pt" style:font-style-asian="italic" style:font-size-complex="12pt" style:font-style-complex="italic"/>
    </style:style>
    <style:style style:name="T37" style:family="text">
      <style:text-properties fo:color="#008800" fo:font-family="'Ubuntu Mono'" style:font-family-generic="modern" style:font-pitch="fixed" fo:font-size="12pt" style:font-size-asian="12pt" style:font-size-complex="12pt"/>
    </style:style>
    <style:style style:name="T38" style:family="text">
      <style:text-properties fo:color="#373857" fo:font-family="'Ubuntu Mono'" style:font-family-generic="modern" style:font-pitch="fixed" fo:font-size="12pt" style:font-size-asian="12pt" style:font-size-complex="12pt"/>
    </style:style>
    <style:style style:name="T39" style:family="text">
      <style:text-properties fo:color="#7f0055" fo:font-family="'Ubuntu Mono'" style:font-family-generic="modern" style:font-pitch="fixed" fo:font-size="13pt" fo:font-weight="bold" style:font-size-asian="13pt" style:font-weight-asian="bold" style:font-size-complex="13pt" style:font-weight-complex="bold"/>
    </style:style>
    <style:style style:name="T40" style:family="text">
      <style:text-properties fo:font-family="'Ubuntu Mono'" style:font-family-generic="modern" style:font-pitch="fixed" fo:font-size="13pt" style:font-size-asian="13pt" style:font-size-complex="13pt"/>
    </style:style>
    <style:style style:name="T41" style:family="text">
      <style:text-properties fo:color="#c0c0c0" fo:font-family="'Ubuntu Mono'" style:font-family-generic="modern" style:font-pitch="fixed" fo:font-size="13pt" fo:font-style="italic" style:font-size-asian="13pt" style:font-style-asian="italic" style:font-size-complex="13pt" style:font-style-complex="italic"/>
    </style:style>
    <style:style style:name="T42" style:family="text">
      <style:text-properties fo:color="#808080" fo:font-family="'Ubuntu Mono'" style:font-family-generic="modern" style:font-pitch="fixed" fo:font-size="13pt" fo:font-style="italic" style:font-size-asian="13pt" style:font-style-asian="italic" style:font-size-complex="13pt" style:font-style-complex="italic"/>
    </style:style>
    <style:style style:name="T43" style:family="text">
      <style:text-properties fo:color="#373857" fo:font-family="'Ubuntu Mono'" style:font-family-generic="modern" style:font-pitch="fixed" fo:font-size="18pt" style:font-size-asian="18pt" style:font-size-complex="18pt"/>
    </style:style>
    <style:style style:name="T44" style:family="text">
      <style:text-properties fo:font-size="24pt" style:font-size-asian="24pt" style:font-size-complex="24pt"/>
    </style:style>
    <style:style style:name="T45" style:family="text">
      <style:text-properties fo:color="#7f0055" fo:font-family="'Ubuntu Mono'" style:font-family-generic="modern" style:font-pitch="fixed" fo:font-size="18pt" fo:font-style="normal" fo:font-weight="bold" style:font-size-asian="18pt" style:font-style-asian="normal" style:font-weight-asian="bold" style:font-size-complex="18pt" style:font-style-complex="normal" style:font-weight-complex="bold"/>
    </style:style>
    <style:style style:name="T46" style:family="text">
      <style:text-properties fo:color="#373857" fo:font-family="'Ubuntu Mono'" style:font-family-generic="modern" style:font-pitch="fixed" fo:font-size="18pt" fo:font-style="normal" style:font-size-asian="18pt" style:font-style-asian="normal" style:font-size-complex="18pt" style:font-style-complex="normal"/>
    </style:style>
    <style:style style:name="T47" style:family="text">
      <style:text-properties fo:color="#008800" fo:font-family="'Ubuntu Mono'" style:font-family-generic="modern" style:font-pitch="fixed" fo:font-size="18pt" fo:font-style="normal" style:font-size-asian="18pt" style:font-style-asian="normal" style:font-size-complex="18pt" style:font-style-complex="normal"/>
    </style:style>
    <style:style style:name="T48" style:family="text">
      <style:text-properties fo:color="#808080" fo:font-family="'Ubuntu Mono'" style:font-family-generic="modern" style:font-pitch="fixed" fo:font-size="18pt" fo:font-style="normal" style:font-size-asian="18pt" style:font-style-asian="normal" style:font-size-complex="18pt" style:font-style-complex="normal"/>
    </style:style>
    <style:style style:name="T49" style:family="text">
      <style:text-properties fo:color="#7f0055" fo:font-family="'Ubuntu Mono'" style:font-family-generic="modern" style:font-pitch="fixed" fo:font-size="13pt" fo:font-style="normal" fo:font-weight="bold" style:font-size-asian="13pt" style:font-style-asian="normal" style:font-weight-asian="bold" style:font-size-complex="13pt" style:font-style-complex="normal" style:font-weight-complex="bold"/>
    </style:style>
    <style:style style:name="T50" style:family="text">
      <style:text-properties fo:color="#373857" fo:font-family="'Ubuntu Mono'" style:font-family-generic="modern" style:font-pitch="fixed" fo:font-size="13pt" fo:font-style="normal" style:font-size-asian="13pt" style:font-style-asian="normal" style:font-size-complex="13pt" style:font-style-complex="normal"/>
    </style:style>
    <style:style style:name="T51" style:family="text">
      <style:text-properties fo:color="#008800" fo:font-family="'Ubuntu Mono'" style:font-family-generic="modern" style:font-pitch="fixed" fo:font-size="13pt" fo:font-style="normal" style:font-size-asian="13pt" style:font-style-asian="normal" style:font-size-complex="13pt" style:font-style-complex="normal"/>
    </style:style>
    <style:style style:name="T52" style:family="text">
      <style:text-properties fo:color="#808080" fo:font-family="'Ubuntu Mono'" style:font-family-generic="modern" style:font-pitch="fixed" fo:font-size="13pt" fo:font-style="normal" style:font-size-asian="13pt" style:font-style-asian="normal" style:font-size-complex="13pt" style:font-style-complex="normal"/>
    </style:style>
    <style:style style:name="T53" style:family="text">
      <style:text-properties fo:color="#008800" fo:font-family="'Ubuntu Mono'" style:font-family-generic="modern" style:font-pitch="fixed" fo:font-size="13pt" fo:font-style="normal" fo:font-weight="bold" style:font-size-asian="13pt" style:font-style-asian="normal" style:font-weight-asian="bold" style:font-size-complex="13pt" style:font-style-complex="normal" style:font-weight-complex="bold"/>
    </style:style>
    <style:style style:name="T54" style:family="text">
      <style:text-properties fo:color="#7f0055" fo:font-family="'Ubuntu Mono'" style:font-family-generic="modern" style:font-pitch="fixed" fo:font-size="14pt" fo:font-style="normal" fo:font-weight="bold" style:font-size-asian="14pt" style:font-style-asian="normal" style:font-weight-asian="bold" style:font-size-complex="14pt" style:font-style-complex="normal" style:font-weight-complex="bold"/>
    </style:style>
    <style:style style:name="T55" style:family="text">
      <style:text-properties fo:color="#373857" fo:font-family="'Ubuntu Mono'" style:font-family-generic="modern" style:font-pitch="fixed" fo:font-size="14pt" fo:font-style="normal" style:font-size-asian="14pt" style:font-style-asian="normal" style:font-size-complex="14pt" style:font-style-complex="normal"/>
    </style:style>
    <style:style style:name="T56" style:family="text">
      <style:text-properties fo:color="#373857" fo:font-family="'Ubuntu Mono'" style:font-family-generic="modern" style:font-pitch="fixed" fo:font-size="16pt" fo:font-style="normal" style:font-size-asian="16pt" style:font-style-asian="normal" style:font-size-complex="16pt" style:font-style-complex="normal"/>
    </style:style>
    <style:style style:name="T57" style:family="text">
      <style:text-properties fo:color="#0000ff" fo:font-family="'Ubuntu Mono'" style:font-family-generic="modern" style:font-pitch="fixed" fo:font-size="16pt" fo:font-style="normal" style:font-size-asian="16pt" style:font-style-asian="normal" style:font-size-complex="16pt" style:font-style-complex="normal"/>
    </style:style>
    <style:style style:name="T58" style:family="text">
      <style:text-properties fo:color="#7f0055" fo:font-family="'Ubuntu Mono'" style:font-family-generic="modern" style:font-pitch="fixed" fo:font-size="16pt" fo:font-style="normal" fo:font-weight="bold" style:font-size-asian="16pt" style:font-style-asian="normal" style:font-weight-asian="bold" style:font-size-complex="16pt" style:font-style-complex="normal" style:font-weight-complex="bold"/>
    </style:style>
    <style:style style:name="T59" style:family="text">
      <style:text-properties fo:color="#7f0055" fo:font-family="'Ubuntu Mono'" style:font-family-generic="modern" style:font-pitch="fixed" fo:font-size="11pt" fo:font-style="normal" fo:font-weight="bold" style:font-size-asian="11pt" style:font-style-asian="normal" style:font-weight-asian="bold" style:font-size-complex="11pt" style:font-style-complex="normal" style:font-weight-complex="bold"/>
    </style:style>
    <style:style style:name="T60" style:family="text">
      <style:text-properties fo:color="#373857" fo:font-family="'Ubuntu Mono'" style:font-family-generic="modern" style:font-pitch="fixed" fo:font-size="11pt" fo:font-style="normal" style:font-size-asian="11pt" style:font-style-asian="normal" style:font-size-complex="11pt" style:font-style-complex="normal"/>
    </style:style>
    <style:style style:name="T61" style:family="text">
      <style:text-properties fo:color="#808080" fo:font-family="'Ubuntu Mono'" style:font-family-generic="modern" style:font-pitch="fixed" fo:font-size="11pt" fo:font-style="italic" style:font-size-asian="11pt" style:font-style-asian="italic" style:font-size-complex="11pt" style:font-style-complex="italic"/>
    </style:style>
    <style:style style:name="T62" style:family="text">
      <style:text-properties fo:color="#008800" fo:font-family="'Ubuntu Mono'" style:font-family-generic="modern" style:font-pitch="fixed" fo:font-size="11pt" fo:font-style="normal" style:font-size-asian="11pt" style:font-style-asian="normal" style:font-size-complex="11pt" style:font-style-complex="normal"/>
    </style:style>
    <style:style style:name="T63" style:family="text">
      <style:text-properties fo:font-family="Ubuntu" style:font-family-generic="swiss" style:font-pitch="variable" fo:font-size="18pt" fo:font-weight="bold" style:font-size-asian="18pt" style:font-weight-asian="bold" style:font-size-complex="18pt" style:font-weight-complex="bold"/>
    </style:style>
    <style:style style:name="T64" style:family="text">
      <style:text-properties fo:font-family="Ubuntu" style:font-family-generic="swiss" style:font-pitch="variable" fo:font-size="18pt" style:font-size-asian="18pt" style:font-size-complex="18pt"/>
    </style:style>
    <style:style style:name="T65" style:family="text">
      <style:text-properties fo:font-family="Ubuntu" style:font-family-generic="swiss" style:font-pitch="variable" fo:font-size="18pt" fo:font-weight="bold" style:font-weight-asian="bold" style:font-weight-complex="bold"/>
    </style:style>
    <style:style style:name="T66" style:family="text">
      <style:text-properties fo:font-family="Ubuntu" style:font-family-generic="swiss" style:font-pitch="variable" fo:font-size="18pt"/>
    </style:style>
    <style:style style:name="T67" style:family="text">
      <style:text-properties fo:color="#808080" fo:font-family="Ubuntu" style:font-family-generic="swiss" style:font-pitch="variable" fo:font-size="18pt" fo:font-style="italic" style:font-style-asian="italic" style:font-style-complex="italic"/>
    </style:style>
    <style:style style:name="T68" style:family="text">
      <style:text-properties fo:font-family="Ubuntu" style:font-family-generic="swiss" style:font-pitch="variable" fo:font-weight="bold" style:font-weight-asian="bold" style:font-weight-complex="bold"/>
    </style:style>
    <style:style style:name="T69" style:family="text">
      <style:text-properties fo:font-family="Ubuntu" style:font-family-generic="swiss" style:font-pitch="variable"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373857" fo:font-size="45%"/>
      </text:list-level-style-bullet>
      <text:list-level-style-bullet text:level="2" text:bullet-char="●">
        <style:list-level-properties text:space-before="1.5cm" text:min-label-width="0.9cm"/>
        <style:text-properties fo:font-family="StarSymbol" style:font-charset="x-symbol" fo:color="#373857" fo:font-size="45%"/>
      </text:list-level-style-bullet>
      <text:list-level-style-bullet text:level="3" text:bullet-char="●">
        <style:list-level-properties text:space-before="2.8cm" text:min-label-width="0.8cm"/>
        <style:text-properties fo:font-family="StarSymbol" style:font-charset="x-symbol" fo:color="#373857" fo:font-size="45%"/>
      </text:list-level-style-bullet>
      <text:list-level-style-bullet text:level="4" text:bullet-char="●">
        <style:list-level-properties text:space-before="4.2cm" text:min-label-width="0.6cm"/>
        <style:text-properties fo:font-family="StarSymbol" style:font-charset="x-symbol" fo:color="#373857" fo:font-size="45%"/>
      </text:list-level-style-bullet>
      <text:list-level-style-bullet text:level="5" text:bullet-char="●">
        <style:list-level-properties text:space-before="5.4cm" text:min-label-width="0.6cm"/>
        <style:text-properties fo:font-family="StarSymbol" style:font-charset="x-symbol" fo:color="#373857" fo:font-size="45%"/>
      </text:list-level-style-bullet>
      <text:list-level-style-bullet text:level="6" text:bullet-char="●">
        <style:list-level-properties text:space-before="6.6cm" text:min-label-width="0.6cm"/>
        <style:text-properties fo:font-family="StarSymbol" style:font-charset="x-symbol" fo:color="#373857" fo:font-size="45%"/>
      </text:list-level-style-bullet>
      <text:list-level-style-bullet text:level="7" text:bullet-char="●">
        <style:list-level-properties text:space-before="7.8cm" text:min-label-width="0.6cm"/>
        <style:text-properties fo:font-family="StarSymbol" style:font-charset="x-symbol" fo:color="#373857" fo:font-size="45%"/>
      </text:list-level-style-bullet>
      <text:list-level-style-bullet text:level="8" text:bullet-char="●">
        <style:list-level-properties text:space-before="9cm" text:min-label-width="0.6cm"/>
        <style:text-properties fo:font-family="StarSymbol" style:font-charset="x-symbol" fo:color="#373857" fo:font-size="45%"/>
      </text:list-level-style-bullet>
      <text:list-level-style-bullet text:level="9" text:bullet-char="●">
        <style:list-level-properties text:space-before="10.2cm" text:min-label-width="0.6cm"/>
        <style:text-properties fo:font-family="StarSymbol" style:font-charset="x-symbol" fo:color="#373857" fo:font-size="45%"/>
      </text:list-level-style-bullet>
      <text:list-level-style-bullet text:level="10" text:bullet-char="●">
        <style:list-level-properties text:space-before="11.4cm" text:min-label-width="0.6cm"/>
        <style:text-properties fo:font-family="StarSymbol" style:font-charset="x-symbol" fo:color="#373857"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layer="layout" svg:width="25.199cm" svg:height="3.506cm" svg:x="1.4cm" svg:y="0.437cm" presentation:class="title">
          <draw:text-box>
            <text:p>Dependency Injection and Custom Java Code Annotations in Eclipse 4 RCP</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437cm" presentation:class="title" presentation:user-transformed="true">
          <draw:text-box>
            <text:p>Shameless Plug Time<text:line-break/><text:span text:style-name="T1">Please thank those that made this possible</text:span></text:p>
          </draw:text-box>
        </draw:frame>
        <draw:frame presentation:style-name="pr3" draw:layer="layout" svg:width="24.639cm" svg:height="13.86cm" svg:x="1.4cm" svg:y="4.914cm" presentation:class="outline" presentation:user-transformed="true">
          <draw:text-box>
            <text:list text:style-name="L2">
              <text:list-item>
                <text:p>Location Sponsor: Cohesion<text:span text:style-name="T2">Force, Inc.</text:span></text:p>
              </text:list-item>
            </text:list>
          </draw:text-box>
        </draw:frame>
        <presentation:notes draw:style-name="dp2">
          <draw:page-thumbnail draw:style-name="gr1" draw:layer="layout" svg:width="13.968cm" svg:height="10.476cm" svg:x="3.81cm" svg:y="2.123cm" draw:page-number="2" presentation:class="page"/>
          <draw:frame presentation:style-name="pr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437cm" presentation:class="title">
          <draw:text-box>
            <text:p>Who am I?<text:line-break/><text:span text:style-name="T1">Should you really listen to this Kyle Newman character?</text:span></text:p>
          </draw:text-box>
        </draw:frame>
        <draw:frame presentation:style-name="pr3" draw:layer="layout" svg:width="24.639cm" svg:height="13.86cm" svg:x="1.4cm" svg:y="4.914cm" presentation:class="outline" presentation:user-transformed="true">
          <draw:text-box>
            <text:list text:style-name="L2">
              <text:list-item>
                <text:p>Two years experience using Eclipse RCP on Department of Defense program</text:p>
              </text:list-item>
              <text:list-item>
                <text:p>Primarily work on User Interface</text:p>
              </text:list-item>
              <text:list-item>
                <text:p>Battle daily with:</text:p>
                <text:list>
                  <text:list-item>
                    <text:p>EMF, OSGi, RCP, E4 and Jface</text:p>
                  </text:list-item>
                </text:list>
              </text:list-item>
              <text:list-item>
                <text:p>Background in web development/design, other tech and non-tech</text:p>
              </text:list-item>
            </text:list>
          </draw:text-box>
        </draw:frame>
        <presentation:notes draw:style-name="dp2">
          <draw:page-thumbnail draw:style-name="gr1" draw:layer="layout" svg:width="13.968cm" svg:height="10.476cm" svg:x="3.81cm" svg:y="2.123cm" draw:page-number="3" presentation:class="page"/>
          <draw:frame presentation:style-name="pr4"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437cm" presentation:class="title" presentation:user-transformed="true">
          <draw:text-box>
            <text:p>Is this for me?<text:line-break/><text:span text:style-name="T1">At what level of understanding is this aimed?</text:span></text:p>
          </draw:text-box>
        </draw:frame>
        <draw:frame presentation:style-name="pr3" draw:layer="layout" svg:width="24.639cm" svg:height="13.86cm" svg:x="1.4cm" svg:y="4.914cm" presentation:class="outline" presentation:user-transformed="true">
          <draw:text-box>
            <text:list text:style-name="L2">
              <text:list-item>
                <text:p>Intermediate</text:p>
                <text:list>
                  <text:list-item>
                    <text:p>Knowledge of Java development and a basic understanding of the Eclipse for Rich Client Platform will be useful in understanding concepts presented.</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4"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437cm" presentation:class="title">
          <draw:text-box>
            <text:p>Is this for me (pt. 2)?<text:line-break/><text:span text:style-name="T1">What is included in the presentation?</text:span></text:p>
          </draw:text-box>
        </draw:frame>
        <draw:frame presentation:style-name="pr3" draw:layer="layout" svg:width="24.639cm" svg:height="13.86cm" svg:x="1.4cm" svg:y="4.914cm" presentation:class="outline" presentation:user-transformed="true">
          <draw:text-box>
            <text:list text:style-name="L2">
              <text:list-item>
                <text:p>What is Dependency Injection (DI)?</text:p>
              </text:list-item>
              <text:list-item>
                <text:p>What are Annotations?</text:p>
              </text:list-item>
              <text:list-item>
                <text:p>How does Eclipse 4 use DI?</text:p>
              </text:list-item>
              <text:list-item>
                <text:p>How do you define a custom annotation?</text:p>
                <text:p/>
              </text:list-item>
            </text:list>
          </draw:text-box>
        </draw:frame>
        <presentation:notes draw:style-name="dp2">
          <draw:page-thumbnail draw:style-name="gr1" draw:layer="layout" svg:width="13.968cm" svg:height="10.476cm" svg:x="3.81cm" svg:y="2.123cm" draw:page-number="5" presentation:class="page"/>
          <draw:frame presentation:style-name="pr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3">
        <office:forms form:automatic-focus="false" form:apply-design-mode="false"/>
        <draw:frame presentation:style-name="pr1" draw:layer="layout" svg:width="25.199cm" svg:height="3.506cm" svg:x="1.4cm" svg:y="0.437cm" presentation:class="title">
          <draw:text-box>
            <text:p>What is <text:span text:style-name="T3">NOT </text:span>DI?<text:line-break/><text:span text:style-name="T1">Contrasting with Direct Dependency </text:span></text:p>
          </draw:text-box>
        </draw:frame>
        <draw:frame presentation:style-name="pr3" draw:text-style-name="P2" draw:layer="layout" svg:width="12.023cm" svg:height="13.86cm" svg:x="1.4cm" svg:y="4.914cm" presentation:class="outline" presentation:user-transformed="true">
          <draw:text-box>
            <text:list text:style-name="L2">
              <text:list-item>
                <text:p><text:span text:style-name="T4">Hard dependencies on other classes</text:span></text:p>
              </text:list-item>
              <text:list-item>
                <text:p><text:span text:style-name="T5">new</text:span><text:span text:style-name="T4">-ing your own objects</text:span></text:p>
              </text:list-item>
            </text:list>
          </draw:text-box>
        </draw:frame>
        <draw:frame presentation:style-name="pr5" draw:text-style-name="P3" draw:layer="layout" svg:width="12.023cm" svg:height="11.85cm" svg:x="14.025cm" svg:y="4.914cm" presentation:class="outline" presentation:user-transformed="true">
          <draw:text-box>
            <text:p><text:span text:style-name="T6">import</text:span><text:span text:style-name="T7"> org.efd.example.MyObject;</text:span></text:p>
            <text:p><text:span text:style-name="T6">public class</text:span><text:span text:style-name="T7"> MyClass {</text:span></text:p>
            <text:p><text:span text:style-name="T7"><text:s text:c="3"/></text:span><text:span text:style-name="T6">public</text:span><text:span text:style-name="T7"> MyClass() {</text:span></text:p>
            <text:p><text:span text:style-name="T7"><text:s text:c="6"/></text:span><text:span text:style-name="T7">MyObject obj = </text:span><text:span text:style-name="T6">new</text:span><text:span text:style-name="T7"> MyObject();</text:span></text:p>
            <text:p><text:span text:style-name="T7"><text:s text:c="3"/></text:span><text:span text:style-name="T7">}</text:span></text:p>
            <text:p><text:span text:style-name="T7">}</text:span></text:p>
          </draw:text-box>
        </draw:frame>
        <presentation:notes draw:style-name="dp2">
          <draw:page-thumbnail draw:style-name="gr1" draw:layer="layout" svg:width="13.968cm" svg:height="10.476cm" svg:x="3.81cm" svg:y="2.123cm" draw:page-number="6" presentation:class="page"/>
          <draw:frame presentation:style-name="pr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437cm" presentation:class="title">
          <draw:text-box>
            <text:p>What is DI?<text:line-break/><text:span text:style-name="T1">Quick and dirty definitions</text:span></text:p>
          </draw:text-box>
        </draw:frame>
        <draw:frame presentation:style-name="pr3" draw:layer="layout" svg:width="24.639cm" svg:height="13.86cm" svg:x="1.4cm" svg:y="4.914cm" presentation:class="outline" presentation:user-transformed="true">
          <draw:text-box>
            <text:list text:style-name="L2">
              <text:list-item>
                <text:p>Inversion of control</text:p>
              </text:list-item>
              <text:list-item>
                <text:p>No direct object creation</text:p>
              </text:list-item>
              <text:list-item>
                <text:p>Ability to change dependencies at run-time or compile-time.</text:p>
              </text:list-item>
              <text:list-item>
                <text:p>“Dependency injection means giving an object its instance variables. Really. That's it.” - James Shore <text:span text:style-name="T8">[</text:span><text:span text:style-name="T8"><text:a xlink:href="http://bit.ly/1cUUGaA">http://bit.ly/1cUUGaA</text:a></text:span><text:span text:style-name="T8">]</text:span></text:p>
              </text:list-item>
            </text:list>
          </draw:text-box>
        </draw:frame>
        <presentation:notes draw:style-name="dp2">
          <draw:page-thumbnail draw:style-name="gr1" draw:layer="layout" svg:width="13.968cm" svg:height="10.476cm" svg:x="3.81cm" svg:y="2.123cm" draw:page-number="7" presentation:class="page"/>
          <draw:frame presentation:style-name="pr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437cm" presentation:class="title">
          <draw:text-box>
            <text:p>What is DI?<text:line-break/><text:span text:style-name="T1">I/F for examples of coupled and manually injected dependencies</text:span></text:p>
          </draw:text-box>
        </draw:frame>
        <draw:frame presentation:style-name="pr6" draw:text-style-name="P4" draw:layer="layout" svg:width="24.639cm" svg:height="12.178cm" svg:x="1.4cm" svg:y="4.914cm" presentation:class="outline" presentation:user-transformed="true">
          <draw:text-box>
            <text:p><text:span text:style-name="T9">public interface</text:span><text:span text:style-name="T10"> IOnlineBrokerageService {</text:span></text:p>
            <text:p><text:span text:style-name="T10"><text:s text:c="4"/></text:span><text:span text:style-name="T10">String[] getStockSymbols();</text:span></text:p>
            <text:p><text:span text:style-name="T10"><text:s text:c="4"/></text:span><text:span text:style-name="T9">double</text:span><text:span text:style-name="T10"> getBidPrice(String stockSymbol);</text:span></text:p>
            <text:p><text:span text:style-name="T10"><text:s text:c="4"/></text:span><text:span text:style-name="T9">double</text:span><text:span text:style-name="T10"> getAskPrice(String stockSymbol);</text:span></text:p>
            <text:p><text:span text:style-name="T10"><text:s text:c="4"/></text:span><text:span text:style-name="T9">void</text:span><text:span text:style-name="T10"> putBuyOrder(String stockSymbol, int shares, double buyPrice);</text:span></text:p>
            <text:p><text:span text:style-name="T10"><text:s text:c="4"/></text:span><text:span text:style-name="T9">void</text:span><text:span text:style-name="T10"> putSellOrder(String stockSymbol, int shares, double sellPrice);</text:span></text:p>
            <text:p><text:span text:style-name="T10">}</text:span></text:p>
            <text:p><text:span text:style-name="T9">public interface</text:span><text:span text:style-name="T10"> IStockAnalysisService {</text:span></text:p>
            <text:p><text:span text:style-name="T10"><text:s text:c="4"/></text:span><text:span text:style-name="T10">double getEstimatedValue(String stockSymbol);</text:span></text:p>
            <text:p><text:span text:style-name="T10">}</text:span></text:p>
            <text:p><text:span text:style-name="T9">public interface</text:span><text:span text:style-name="T10"> IAutomatedStockTrader {</text:span></text:p>
            <text:p><text:span text:style-name="T10"><text:s text:c="4"/></text:span><text:span text:style-name="T10">void executeTrades();</text:span></text:p>
            <text:p><text:span text:style-name="T10">}</text:span></text:p>
          </draw:text-box>
        </draw:frame>
        <presentation:notes draw:style-name="dp2">
          <draw:page-thumbnail draw:style-name="gr1" draw:layer="layout" svg:width="13.968cm" svg:height="10.476cm" svg:x="3.81cm" svg:y="2.123cm" draw:page-number="8" presentation:class="page"/>
          <draw:frame presentation:style-name="pr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437cm" presentation:class="title">
          <draw:text-box>
            <text:p>What is DI?<text:line-break/><text:span text:style-name="T1">Example of highly coupled dependency</text:span></text:p>
          </draw:text-box>
        </draw:frame>
        <draw:frame presentation:style-name="pr7" draw:text-style-name="P4" draw:layer="layout" svg:width="24.639cm" svg:height="12.178cm" svg:x="1.4cm" svg:y="4.914cm" presentation:class="outline" presentation:user-transformed="true">
          <draw:text-box>
            <text:p><text:span text:style-name="T9">public class</text:span><text:span text:style-name="T10"> VerySimpleStockTraderImpl implements IAutomatedStockTrader {</text:span></text:p>
            <text:p><text:span text:style-name="T10"><text:s text:c="4"/></text:span><text:span text:style-name="T9">private </text:span><text:span text:style-name="T10">IStockAnalysisService analysisService = </text:span><text:span text:style-name="T9">new</text:span><text:span text:style-name="T10"> StockAnalysisServiceImpl();</text:span></text:p>
            <text:p><text:span text:style-name="T10"><text:s text:c="4"/></text:span><text:span text:style-name="T9">private</text:span><text:span text:style-name="T10"> IOnlineBrokerageService brokerageService = </text:span><text:span text:style-name="T9">new</text:span><text:span text:style-name="T10"> NYStockExchangeBrokerageServiceImpl();</text:span></text:p>
            <text:p><text:span text:style-name="T10"><text:s text:c="4"/></text:span><text:span text:style-name="T9">public</text:span><text:span text:style-name="T10"> void executeTrades() {</text:span></text:p>
            <text:p><text:span text:style-name="T10"><text:s text:c="8"/>…</text:span><text:span text:style-name="T10">.</text:span></text:p>
            <text:p><text:span text:style-name="T10"><text:s text:c="4"/></text:span><text:span text:style-name="T10">}</text:span></text:p>
            <text:p><text:span text:style-name="T10">}</text:span></text:p>
            <text:p><text:span text:style-name="T9">public class</text:span><text:span text:style-name="T10"> MyApplication {</text:span></text:p>
            <text:p><text:span text:style-name="T10"><text:s text:c="4"/></text:span><text:span text:style-name="T9">public static void</text:span><text:span text:style-name="T10"> main(String[] args) {</text:span></text:p>
            <text:p><text:span text:style-name="T10"><text:s text:c="8"/></text:span><text:span text:style-name="T10">IAutomatedStockTrader stockTrader = </text:span><text:span text:style-name="T9">new</text:span><text:span text:style-name="T10"> VerySimpleStockTraderImpl();</text:span></text:p>
            <text:p><text:span text:style-name="T10"><text:s text:c="8"/></text:span><text:span text:style-name="T10">stockTrader.executeTrades();</text:span></text:p>
            <text:p><text:span text:style-name="T10"><text:s text:c="4"/></text:span><text:span text:style-name="T10">}</text:span></text:p>
            <text:p><text:span text:style-name="T10">}</text:span></text:p>
          </draw:text-box>
        </draw:frame>
        <presentation:notes draw:style-name="dp2">
          <draw:page-thumbnail draw:style-name="gr1" draw:layer="layout" svg:width="13.968cm" svg:height="10.476cm" svg:x="3.81cm" svg:y="2.123cm" draw:page-number="9" presentation:class="page"/>
          <draw:frame presentation:style-name="pr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437cm" presentation:class="title">
          <draw:text-box>
            <text:p>What is DI?<text:line-break/><text:span text:style-name="T1">Example of manually injected dependency</text:span></text:p>
          </draw:text-box>
        </draw:frame>
        <draw:frame presentation:style-name="pr8" draw:text-style-name="P6" draw:layer="layout" svg:width="24.639cm" svg:height="12.866cm" svg:x="1.4cm" svg:y="4.914cm" presentation:class="outline" presentation:user-transformed="true">
          <draw:text-box>
            <text:p text:style-name="P5"><text:span text:style-name="T11">public class </text:span><text:span text:style-name="T12">VerySimpleStockTraderImpl implements IAutomatedStockTrader {</text:span></text:p>
            <text:p text:style-name="P5"><text:span text:style-name="T12"><text:s text:c="4"/></text:span><text:span text:style-name="T11">private</text:span><text:span text:style-name="T12"> IStockAnalysisService analysisService;</text:span></text:p>
            <text:p text:style-name="P5"><text:span text:style-name="T12"><text:s text:c="3"/></text:span><text:span text:style-name="T11"><text:s/></text:span><text:span text:style-name="T11">private</text:span><text:span text:style-name="T12"> IOnlineBrokerageService brokerageService;</text:span></text:p>
            <text:p text:style-name="P5"><text:span text:style-name="T12"><text:s text:c="4"/></text:span><text:span text:style-name="T11">public</text:span><text:span text:style-name="T12"> VerySimpleStockTraderImpl(</text:span></text:p>
            <text:p text:style-name="P5"><text:span text:style-name="T12"><text:s text:c="12"/></text:span><text:span text:style-name="T12">IStockAnalysisService analysisService,</text:span></text:p>
            <text:p text:style-name="P5"><text:span text:style-name="T12"><text:s text:c="12"/></text:span><text:span text:style-name="T12">IOnlineBrokerageService brokerageService) {</text:span></text:p>
            <text:p text:style-name="P5"><text:span text:style-name="T12"><text:s text:c="8"/></text:span><text:span text:style-name="T12">this.analysisService = analysisService;</text:span></text:p>
            <text:p text:style-name="P5"><text:span text:style-name="T12"><text:s text:c="8"/></text:span><text:span text:style-name="T12">this.brokerageService = brokerageService;</text:span></text:p>
            <text:p text:style-name="P5"><text:span text:style-name="T12"><text:s text:c="4"/></text:span><text:span text:style-name="T12">}</text:span></text:p>
            <text:p text:style-name="P5"><text:span text:style-name="T12"><text:s text:c="4"/></text:span><text:span text:style-name="T11">public</text:span><text:span text:style-name="T12"> void executeTrades() {</text:span></text:p>
            <text:p text:style-name="P5"><text:span text:style-name="T12"><text:s text:c="4"/></text:span><text:span text:style-name="T12">}</text:span></text:p>
            <text:p text:style-name="P5"><text:span text:style-name="T12">}</text:span></text:p>
            <text:p text:style-name="P5"><text:span text:style-name="T11">public class</text:span><text:span text:style-name="T12"> MyApplication {</text:span></text:p>
            <text:p text:style-name="P5"><text:span text:style-name="T12"><text:s text:c="4"/></text:span><text:span text:style-name="T11">public static void</text:span><text:span text:style-name="T12"> main(String[] args) {</text:span></text:p>
            <text:p text:style-name="P5"><text:span text:style-name="T12"><text:s text:c="8"/></text:span><text:span text:style-name="T12">IStockAnalysisService analysisService = </text:span><text:span text:style-name="T11">new</text:span><text:span text:style-name="T12"> StockAnalysisServiceImpl();</text:span></text:p>
            <text:p text:style-name="P5"><text:span text:style-name="T12"><text:s text:c="8"/></text:span><text:span text:style-name="T12">IOnlineBrokerageService brokerageService = </text:span><text:span text:style-name="T11">new</text:span><text:span text:style-name="T12"> NYStockExchangeBrokerageServiceImpl();</text:span></text:p>
            <text:p text:style-name="P5"><text:span text:style-name="T12"><text:s text:c="8"/></text:span><text:span text:style-name="T12">IAutomatedStockTrader stockTrader = </text:span><text:span text:style-name="T11">new</text:span><text:span text:style-name="T12"> VerySimpleStockTraderImpl(analysisService, brokerageService);</text:span></text:p>
            <text:p text:style-name="P5"><text:span text:style-name="T12"><text:s text:c="8"/></text:span><text:span text:style-name="T12">stockTrader.executeTrades();</text:span></text:p>
            <text:p text:style-name="P5"><text:span text:style-name="T12"><text:s text:c="4"/></text:span><text:span text:style-name="T12">}</text:span></text:p>
            <text:p text:style-name="P5"><text:span text:style-name="T12">}</text:span></text:p>
          </draw:text-box>
        </draw:frame>
        <presentation:notes draw:style-name="dp2">
          <draw:page-thumbnail draw:style-name="gr1" draw:layer="layout" svg:width="13.968cm" svg:height="10.476cm" svg:x="3.81cm" svg:y="2.123cm" draw:page-number="10" presentation:class="page"/>
          <draw:frame presentation:style-name="pr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437cm" presentation:class="title">
          <draw:text-box>
            <text:p>What is DI?<text:line-break/><text:span text:style-name="T1">Dependency Injection via Declarative Services</text:span></text:p>
          </draw:text-box>
        </draw:frame>
        <draw:frame presentation:style-name="pr3" draw:layer="layout" svg:width="24.639cm" svg:height="13.86cm" svg:x="1.4cm" svg:y="4.914cm" presentation:class="outline">
          <draw:text-box>
            <text:list text:style-name="L2">
              <text:list-item>
                <text:p>E4 uses Declarative Services (DS) to provide OSGi services to non-application classes.</text:p>
              </text:list-item>
              <text:list-item>
                <text:p>DS is a component model that simplifies the creation of components that publish and/or reference OSGi Services.</text:p>
              </text:list-item>
              <text:list-item>
                <text:p>Core components of DS.</text:p>
                <text:list>
                  <text:list-item>
                    <text:p>Producer component.xml</text:p>
                  </text:list-item>
                  <text:list-item>
                    <text:p>Producer manifest.mf</text:p>
                  </text:list-item>
                  <text:list-item>
                    <text:p>Consumer component.xml</text:p>
                  </text:list-item>
                </text:list>
              </text:list-item>
            </text:list>
          </draw:text-box>
        </draw:frame>
        <presentation:notes draw:style-name="dp2">
          <draw:page-thumbnail draw:style-name="gr1" draw:layer="layout" svg:width="13.968cm" svg:height="10.476cm" svg:x="3.81cm" svg:y="2.123cm" draw:page-number="11" presentation:class="page"/>
          <draw:frame presentation:style-name="pr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437cm" presentation:class="title">
          <draw:text-box>
            <text:p>What is DI?<text:line-break/><text:span text:style-name="T1">Example of producer manifest.mf</text:span></text:p>
          </draw:text-box>
        </draw:frame>
        <draw:frame presentation:style-name="pr8" draw:text-style-name="P3" draw:layer="layout" svg:width="24.639cm" svg:height="11.85cm" svg:x="1.4cm" svg:y="4.914cm" presentation:class="outline" presentation:user-transformed="true">
          <draw:text-box>
            <text:p><text:span text:style-name="T7">Manifest-Version: 1.0</text:span></text:p>
            <text:p><text:span text:style-name="T7">Bundle-ManifestVersion: 2</text:span></text:p>
            <text:p><text:span text:style-name="T7">Bundle-Name: Myservice</text:span></text:p>
            <text:p><text:span text:style-name="T7">Bundle-SymbolicName: org.hefdg.myservice</text:span></text:p>
            <text:p><text:span text:style-name="T7">Bundle-Version: 1.0.4</text:span></text:p>
            <text:p><text:span text:style-name="T7">Bundle-RequiredExecutionEnvironment: JavaSE-1.6</text:span></text:p>
            <text:p><text:span text:style-name="T7">Import-Package: org.hefdg.myservice</text:span></text:p>
            <text:p><text:span text:style-name="T7">Service-Component: OSGI-INF/component.xml </text:span></text:p>
          </draw:text-box>
        </draw:frame>
        <presentation:notes draw:style-name="dp2">
          <draw:page-thumbnail draw:style-name="gr1" draw:layer="layout" svg:width="13.968cm" svg:height="10.476cm" svg:x="3.81cm" svg:y="2.123cm" draw:page-number="12" presentation:class="page"/>
          <draw:frame presentation:style-name="pr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437cm" presentation:class="title">
          <draw:text-box>
            <text:p>What is DI?<text:line-break/><text:span text:style-name="T1">Example of producer component.xml</text:span></text:p>
          </draw:text-box>
        </draw:frame>
        <draw:frame presentation:style-name="pr8" draw:text-style-name="P7" draw:layer="layout" svg:width="24.639cm" svg:height="11.85cm" svg:x="1.4cm" svg:y="4.914cm" presentation:class="outline" presentation:user-transformed="true">
          <draw:text-box>
            <text:p><text:span text:style-name="T13">&lt;?xml version=</text:span><text:span text:style-name="T14">"1.0"</text:span><text:span text:style-name="T13"> encoding=</text:span><text:span text:style-name="T14">"UTF-8"</text:span><text:span text:style-name="T13">?&gt;</text:span></text:p>
            <text:p><text:span text:style-name="T13">&lt;scr:component xmlns:scr=</text:span><text:span text:style-name="T14">"http://www.osgi.org/xmlns/scr/v1.1.0"</text:span></text:p>
            <text:p><text:span text:style-name="T13">name=</text:span><text:span text:style-name="T14">"IMyService"</text:span><text:span text:style-name="T13">&gt;</text:span></text:p>
            <text:p><text:span text:style-name="T13"><text:s text:c="3"/></text:span><text:span text:style-name="T13">&lt;implementation </text:span><text:span text:style-name="T15">class</text:span><text:span text:style-name="T13">=</text:span><text:span text:style-name="T14">"org.hefdg.myservice.MyServiceImpl"</text:span><text:span text:style-name="T13">/&gt;</text:span></text:p>
            <text:p><text:span text:style-name="T13"><text:s text:c="3"/></text:span><text:span text:style-name="T13">&lt;service&gt;</text:span></text:p>
            <text:p><text:span text:style-name="T13"><text:s text:c="6"/></text:span><text:span text:style-name="T13">&lt;provide </text:span><text:span text:style-name="T15">interface</text:span><text:span text:style-name="T13">=</text:span><text:span text:style-name="T14">"org.hefdg.myservice.model.IMyService"</text:span><text:span text:style-name="T13">/&gt;</text:span></text:p>
            <text:p><text:span text:style-name="T13"><text:s text:c="3"/></text:span><text:span text:style-name="T13">&lt;/service&gt;</text:span></text:p>
            <text:p><text:span text:style-name="T13">&lt;/scr:component&gt; </text:span></text:p>
          </draw:text-box>
        </draw:frame>
        <presentation:notes draw:style-name="dp2">
          <draw:page-thumbnail draw:style-name="gr1" draw:layer="layout" svg:width="13.968cm" svg:height="10.476cm" svg:x="3.81cm" svg:y="2.123cm" draw:page-number="13" presentation:class="page"/>
          <draw:frame presentation:style-name="pr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437cm" presentation:class="title">
          <draw:text-box>
            <text:p>What is DI?<text:line-break/><text:span text:style-name="T1">Example of consumer component.xml</text:span></text:p>
          </draw:text-box>
        </draw:frame>
        <draw:frame presentation:style-name="pr8" draw:text-style-name="P7" draw:layer="layout" svg:width="24.639cm" svg:height="12.178cm" svg:x="1.4cm" svg:y="4.914cm" presentation:class="outline" presentation:user-transformed="true">
          <draw:text-box>
            <text:p><text:span text:style-name="T13">&lt;?xml version="1.0" encoding="UTF-8"?&gt;</text:span></text:p>
            <text:p><text:span text:style-name="T13">&lt;scr:component xmlns:scr=</text:span><text:span text:style-name="T14">"http://www.osgi.org/xmlns/scr/v1.1.0"</text:span></text:p>
            <text:p><text:span text:style-name="T16">activate=</text:span><text:span text:style-name="T14">"activate"</text:span><text:span text:style-name="T13"> name=</text:span><text:span text:style-name="T14">"org.hefdg.consumer.component"&gt;</text:span></text:p>
            <text:p><text:span text:style-name="T14"><text:s text:c="3"/></text:span><text:span text:style-name="T13">&lt;implementation </text:span><text:span text:style-name="T15">class</text:span><text:span text:style-name="T13">=</text:span><text:span text:style-name="T14">"org.hefdg.consumer.impl.ConsumerImpl"</text:span><text:span text:style-name="T13">/&gt;</text:span></text:p>
            <text:p><text:span text:style-name="T13"><text:s text:c="3"/></text:span><text:span text:style-name="T13">&lt;reference bind=</text:span><text:span text:style-name="T14">"bindMyService" </text:span><text:span text:style-name="T16">cardinality=</text:span><text:span text:style-name="T14">"1..1"</text:span></text:p>
            <text:p><text:span text:style-name="T17"><text:s text:c="3"/></text:span><text:span text:style-name="T15">interface</text:span><text:span text:style-name="T14">="org.hefdg.myservice.model.IMyService"</text:span></text:p>
            <text:p><text:span text:style-name="T14"><text:s text:c="3"/></text:span><text:span text:style-name="T16">name=</text:span><text:span text:style-name="T14">"MyServiceInterface" </text:span><text:span text:style-name="T16">policy=</text:span><text:span text:style-name="T14">"static" </text:span><text:span text:style-name="T16">unbind=</text:span><text:span text:style-name="T14">"unbindMyService" /&gt;</text:span></text:p>
            <text:p><text:span text:style-name="T13">&lt;/scr:component&gt;</text:span></text:p>
          </draw:text-box>
        </draw:frame>
        <presentation:notes draw:style-name="dp2">
          <draw:page-thumbnail draw:style-name="gr1" draw:layer="layout" svg:width="13.968cm" svg:height="10.476cm" svg:x="3.81cm" svg:y="2.123cm" draw:page-number="14" presentation:class="page"/>
          <draw:frame presentation:style-name="pr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437cm" presentation:class="title">
          <draw:text-box>
            <text:p>What is DI?<text:line-break/><text:span text:style-name="T1">Example of code using declarative service</text:span></text:p>
          </draw:text-box>
        </draw:frame>
        <draw:frame presentation:style-name="pr8" draw:text-style-name="P7" draw:layer="layout" svg:width="24.639cm" svg:height="12.178cm" svg:x="1.4cm" svg:y="4.914cm" presentation:class="outline" presentation:user-transformed="true">
          <draw:text-box>
            <text:p><text:span text:style-name="T18">package</text:span><text:span text:style-name="T19"> org.hefdg.consumer.impl.ConsumerImpl;</text:span></text:p>
            <text:p><text:span text:style-name="T18">import</text:span><text:span text:style-name="T19"> org.hefdg.myservice.model.IMyService;</text:span></text:p>
            <text:p><text:span text:style-name="T18">public class</text:span><text:span text:style-name="T19"> ConsumerImpl {</text:span></text:p>
            <text:p><text:span text:style-name="T19"><text:s text:c="2"/></text:span><text:span text:style-name="T18">private</text:span><text:span text:style-name="T19"> IMyService service;</text:span></text:p>
            <text:p><text:span text:style-name="T18"><text:s text:c="2"/></text:span><text:span text:style-name="T18">public void</text:span><text:span text:style-name="T19"> stuff() {</text:span></text:p>
            <text:p><text:span text:style-name="T19"><text:s text:c="4"/></text:span><text:span text:style-name="T19">System.out.println(service.getStuff());</text:span></text:p>
            <text:p><text:span text:style-name="T19"><text:s text:c="2"/></text:span><text:span text:style-name="T19">}</text:span></text:p>
            <text:p><text:span text:style-name="T18"><text:s text:c="2"/></text:span><text:span text:style-name="T18">public synchronized void</text:span><text:span text:style-name="T19"> bindMyService(IMyService service) { <text:s/></text:span><text:span text:style-name="T20">// Method used by DS to set the service</text:span></text:p>
            <text:p><text:span text:style-name="T19"><text:s text:c="4"/></text:span><text:span text:style-name="T18">this</text:span><text:span text:style-name="T19">.service = service; </text:span><text:span text:style-name="T20">// Service was set. Thank you DS!</text:span></text:p>
            <text:p><text:span text:style-name="T19"><text:s text:c="2"/></text:span><text:span text:style-name="T19">}</text:span></text:p>
            <text:p><text:span text:style-name="T18"><text:s text:c="2"/></text:span><text:span text:style-name="T18">public synchronized void</text:span><text:span text:style-name="T19"> unbindMyService(IMyService service) {</text:span><text:span text:style-name="T20"> <text:s/>// Method used by DS to unset the service</text:span></text:p>
            <text:p><text:span text:style-name="T19"><text:s text:c="4"/></text:span><text:span text:style-name="T18">if</text:span><text:span text:style-name="T19"> (</text:span><text:span text:style-name="T18">this</text:span><text:span text:style-name="T19">.service == service)</text:span></text:p>
            <text:p><text:span text:style-name="T19"><text:s text:c="6"/></text:span><text:span text:style-name="T18">this</text:span><text:span text:style-name="T19">.service = null;</text:span></text:p>
            <text:p><text:span text:style-name="T19"><text:s text:c="2"/></text:span><text:span text:style-name="T19">}</text:span></text:p>
            <text:p><text:span text:style-name="T19">} </text:span></text:p>
          </draw:text-box>
        </draw:frame>
        <presentation:notes draw:style-name="dp2">
          <draw:page-thumbnail draw:style-name="gr1" draw:layer="layout" svg:width="13.968cm" svg:height="10.476cm" svg:x="3.81cm" svg:y="2.123cm" draw:page-number="15" presentation:class="page"/>
          <draw:frame presentation:style-name="pr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437cm" presentation:class="title">
          <draw:text-box>
            <text:p>What is DI?<text:line-break/><text:span text:style-name="T1">Dependency Injection via Annotations</text:span></text:p>
          </draw:text-box>
        </draw:frame>
        <draw:frame presentation:style-name="pr9" draw:layer="layout" svg:width="24.639cm" svg:height="13.86cm" svg:x="1.4cm" svg:y="4.914cm" presentation:class="outline">
          <draw:text-box>
            <text:list text:style-name="L2">
              <text:list-item>
                <text:p>E4 also uses Annotations to inject objects and services into the application</text:p>
              </text:list-item>
            </text:list>
          </draw:text-box>
        </draw:frame>
        <presentation:notes draw:style-name="dp2">
          <draw:page-thumbnail draw:style-name="gr1" draw:layer="layout" svg:width="13.968cm" svg:height="10.476cm" svg:x="3.81cm" svg:y="2.123cm" draw:page-number="16" presentation:class="page"/>
          <draw:frame presentation:style-name="pr4"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cm" svg:y="0.437cm" presentation:class="title">
          <draw:text-box>
            <text:p>What are Annotations?</text:p>
          </draw:text-box>
        </draw:frame>
        <draw:frame presentation:style-name="pr10" draw:layer="layout" svg:width="24.639cm" svg:height="13.86cm" svg:x="1.4cm" svg:y="4.914cm" presentation:class="outline">
          <draw:text-box>
            <text:list text:style-name="L2">
              <text:list-item>
                <text:p>Syntactic metadata</text:p>
              </text:list-item>
              <text:list-item>
                <text:p>Added to Java source code</text:p>
              </text:list-item>
              <text:list-item>
                <text:p>Retained by JVM for run-time retrieval</text:p>
              </text:list-item>
              <text:list-item>
                <text:p>Since Java 1.5</text:p>
              </text:list-item>
            </text:list>
          </draw:text-box>
        </draw:frame>
        <presentation:notes draw:style-name="dp2">
          <draw:page-thumbnail draw:style-name="gr1" draw:layer="layout" svg:width="13.968cm" svg:height="10.476cm" svg:x="3.81cm" svg:y="2.123cm" draw:page-number="17" presentation:class="page"/>
          <draw:frame presentation:style-name="pr4"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3T3">
        <office:forms form:automatic-focus="false" form:apply-design-mode="false"/>
        <draw:frame presentation:style-name="pr1" draw:layer="layout" svg:width="25.199cm" svg:height="3.506cm" svg:x="1.4cm" svg:y="0.437cm" presentation:class="title">
          <draw:text-box>
            <text:p>Java Annotations<text:line-break/><text:span text:style-name="T1">Built-in annotations that can be applied</text:span></text:p>
          </draw:text-box>
        </draw:frame>
        <draw:frame presentation:style-name="pr10" draw:layer="layout" svg:width="12.023cm" svg:height="13.86cm" svg:x="1.4cm" svg:y="4.914cm" presentation:class="outline" presentation:user-transformed="true">
          <draw:text-box>
            <text:p><text:span text:style-name="T21">To code:</text:span></text:p>
            <text:list text:style-name="L2">
              <text:list-item>
                <text:p>@Override</text:p>
              </text:list-item>
              <text:list-item>
                <text:p>@Deprecated</text:p>
              </text:list-item>
              <text:list-item>
                <text:p>@SuppressWarnings</text:p>
              </text:list-item>
            </text:list>
          </draw:text-box>
        </draw:frame>
        <draw:frame presentation:style-name="pr10" draw:layer="layout" svg:width="12.023cm" svg:height="13.86cm" svg:x="14.025cm" svg:y="4.914cm" presentation:class="outline" presentation:user-transformed="true">
          <draw:text-box>
            <text:p><text:span text:style-name="T21">To annotations:</text:span></text:p>
            <text:list text:style-name="L2">
              <text:list-item>
                <text:p>@Retention</text:p>
              </text:list-item>
              <text:list-item>
                <text:p>@Documented</text:p>
              </text:list-item>
              <text:list-item>
                <text:p>@Target</text:p>
              </text:list-item>
              <text:list-item>
                <text:p>@Inherited</text:p>
              </text:list-item>
            </text:list>
          </draw:text-box>
        </draw:frame>
        <presentation:notes draw:style-name="dp2">
          <draw:page-thumbnail draw:style-name="gr1" draw:layer="layout" svg:width="13.968cm" svg:height="10.476cm" svg:x="3.81cm" svg:y="2.123cm" draw:page-number="18" presentation:class="page"/>
          <draw:frame presentation:style-name="pr4"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3">
        <office:forms form:automatic-focus="false" form:apply-design-mode="false"/>
        <draw:frame presentation:style-name="pr1" draw:layer="layout" svg:width="25.199cm" svg:height="3.506cm" svg:x="1.4cm" svg:y="0.437cm" presentation:class="title">
          <draw:text-box>
            <text:p>Java Annotations<text:line-break/><text:span text:style-name="T1">Create your own for POJO use</text:span></text:p>
          </draw:text-box>
        </draw:frame>
        <draw:frame presentation:style-name="pr11" draw:layer="layout" svg:width="12.023cm" svg:height="13.12cm" svg:x="1.4cm" svg:y="4.914cm" presentation:class="outline" presentation:user-transformed="true">
          <draw:text-box>
            <text:list text:style-name="L2">
              <text:list-item>
                <text:p><text:span text:style-name="T22">Similar to normal interface declarations</text:span></text:p>
              </text:list-item>
              <text:list-item>
                <text:p><text:span text:style-name="T22">Method declaration defines an element of the annotation type. </text:span></text:p>
              </text:list-item>
              <text:list-item>
                <text:p><text:span text:style-name="T22">No parameters or throws clause</text:span></text:p>
              </text:list-item>
              <text:list-item>
                <text:p><text:span text:style-name="T22">Return types are restricted to primitives </text:span></text:p>
              </text:list-item>
              <text:list-item>
                <text:p><text:span text:style-name="T22">Methods can have default values</text:span></text:p>
              </text:list-item>
            </text:list>
          </draw:text-box>
        </draw:frame>
        <draw:frame presentation:style-name="pr5" draw:text-style-name="P8" draw:layer="layout" svg:width="12.023cm" svg:height="11.596cm" svg:x="14.025cm" svg:y="4.914cm" presentation:class="outline" presentation:user-transformed="true">
          <draw:text-box>
            <text:p><text:span text:style-name="T23">// @Twizzle is an annotation to method toggle()</text:span></text:p>
            <text:p><text:span text:style-name="T24">@Twizzle</text:span></text:p>
            <text:p><text:span text:style-name="T25">public void</text:span><text:span text:style-name="T26"> toggle() {...}</text:span></text:p>
            <text:p><text:span text:style-name="T23">// Declares the annotation Twizzle.</text:span></text:p>
            <text:p><text:span text:style-name="T25">public</text:span><text:span text:style-name="T27"> </text:span><text:span text:style-name="T24">@interface</text:span><text:span text:style-name="T26"> Twizzle {}</text:span></text:p>
          </draw:text-box>
        </draw:frame>
        <presentation:notes draw:style-name="dp2">
          <draw:page-thumbnail draw:style-name="gr1" draw:layer="layout" svg:width="13.968cm" svg:height="10.476cm" svg:x="3.81cm" svg:y="2.123cm" draw:page-number="19" presentation:class="page"/>
          <draw:frame presentation:style-name="pr4"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3T3">
        <office:forms form:automatic-focus="false" form:apply-design-mode="false"/>
        <draw:frame presentation:style-name="pr1" draw:layer="layout" svg:width="25.199cm" svg:height="3.506cm" svg:x="1.4cm" svg:y="0.437cm" presentation:class="title">
          <draw:text-box>
            <text:p>E4 Annotations<text:line-break/><text:span text:style-name="T1">Stand on the shoulders of giants</text:span></text:p>
          </draw:text-box>
        </draw:frame>
        <draw:frame presentation:style-name="pr11" draw:layer="layout" svg:width="12.023cm" svg:height="13.86cm" svg:x="1.4cm" svg:y="4.914cm" presentation:class="outline">
          <draw:text-box>
            <text:p><text:span text:style-name="T21">Standard</text:span></text:p>
            <text:list text:style-name="L2">
              <text:list-item>
                <text:p><text:span text:style-name="T28">@Inject</text:span></text:p>
              </text:list-item>
              <text:list-item>
                <text:p><text:span text:style-name="T28">@Named</text:span></text:p>
              </text:list-item>
              <text:list-item>
                <text:p><text:span text:style-name="T28">@Singleton</text:span></text:p>
              </text:list-item>
              <text:list-item>
                <text:p><text:span text:style-name="T28">@PostConstruct</text:span></text:p>
              </text:list-item>
              <text:list-item>
                <text:p><text:span text:style-name="T28">@PreDestroy</text:span></text:p>
              </text:list-item>
            </text:list>
          </draw:text-box>
        </draw:frame>
        <draw:frame presentation:style-name="pr11" draw:layer="layout" svg:width="12.023cm" svg:height="13.86cm" svg:x="14.025cm" svg:y="4.914cm" presentation:class="outline">
          <draw:text-box>
            <text:p><text:span text:style-name="T21">E4AP-specific</text:span></text:p>
            <text:list text:style-name="L2">
              <text:list-item>
                <text:p><text:span text:style-name="T28">@Optional</text:span></text:p>
              </text:list-item>
              <text:list-item>
                <text:p><text:span text:style-name="T28">@Active</text:span></text:p>
              </text:list-item>
              <text:list-item>
                <text:p><text:span text:style-name="T28">@Preference</text:span></text:p>
              </text:list-item>
              <text:list-item>
                <text:p><text:span text:style-name="T28">@Creatable</text:span></text:p>
              </text:list-item>
              <text:list-item>
                <text:p><text:span text:style-name="T28">@CanExecute, @Execute</text:span></text:p>
              </text:list-item>
              <text:list-item>
                <text:p><text:span text:style-name="T28">@Focus</text:span></text:p>
              </text:list-item>
              <text:list-item>
                <text:p><text:span text:style-name="T28">@AboutToShow, @AboutToHide</text:span></text:p>
              </text:list-item>
              <text:list-item>
                <text:p><text:span text:style-name="T28">@GroupUpdates</text:span></text:p>
              </text:list-item>
              <text:list-item>
                <text:p><text:span text:style-name="T28">@EventTopic, @UIEventTopic</text:span></text:p>
              </text:list-item>
            </text:list>
          </draw:text-box>
        </draw:frame>
        <presentation:notes draw:style-name="dp2">
          <draw:page-thumbnail draw:style-name="gr1" draw:layer="layout" svg:width="13.968cm" svg:height="10.476cm" svg:x="3.81cm" svg:y="2.123cm" draw:page-number="20" presentation:class="page"/>
          <draw:frame presentation:style-name="pr4"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3.506cm" svg:x="1.4cm" svg:y="0.437cm" presentation:class="title">
          <draw:text-box>
            <text:p>How does E4 use DI?<text:line-break/><text:span text:style-name="T1">Examples of using annotations for injection</text:span></text:p>
          </draw:text-box>
        </draw:frame>
        <draw:frame presentation:style-name="pr10" draw:layer="layout" svg:width="24.639cm" svg:height="13.86cm" svg:x="1.4cm" svg:y="4.914cm" presentation:class="outline">
          <draw:text-box>
            <text:list text:style-name="L2">
              <text:list-item>
                <text:p>Hierarchy of call order</text:p>
                <text:list>
                  <text:list-item>
                    <text:p><text:span text:style-name="T21">@Inject </text:span>Constructor Call</text:p>
                  </text:list-item>
                  <text:list-item>
                    <text:p><text:span text:style-name="T21">@Inject </text:span>Field initialization</text:p>
                  </text:list-item>
                  <text:list-item>
                    <text:p><text:span text:style-name="T21">@Inject </text:span>Method call</text:p>
                  </text:list-item>
                  <text:list-item>
                    <text:p><text:span text:style-name="T21">@PostConstruct </text:span>Method call</text:p>
                  </text:list-item>
                </text:list>
              </text:list-item>
            </text:list>
          </draw:text-box>
        </draw:frame>
        <presentation:notes draw:style-name="dp2">
          <draw:page-thumbnail draw:style-name="gr1" draw:layer="layout" svg:width="13.968cm" svg:height="10.476cm" svg:x="3.81cm" svg:y="2.123cm" draw:page-number="21" presentation:class="page"/>
          <draw:frame presentation:style-name="pr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3T3">
        <office:forms form:automatic-focus="false" form:apply-design-mode="false"/>
        <draw:frame presentation:style-name="pr1" draw:layer="layout" svg:width="25.199cm" svg:height="3.506cm" svg:x="1.4cm" svg:y="0.437cm" presentation:class="title">
          <draw:text-box>
            <text:p>How does E4 use DI?<text:line-break/><text:span text:style-name="T1">Injecting objects through the constructor</text:span></text:p>
          </draw:text-box>
        </draw:frame>
        <draw:frame presentation:style-name="pr11" draw:layer="layout" svg:width="12.023cm" svg:height="13.86cm" svg:x="1.4cm" svg:y="4.914cm" presentation:class="outline">
          <draw:text-box>
            <text:list text:style-name="L2">
              <text:list-item>
                <text:p>With this, the Composite used to create the part is injected as a constructor parameter.</text:p>
              </text:list-item>
            </text:list>
          </draw:text-box>
        </draw:frame>
        <draw:frame presentation:style-name="pr8" draw:text-style-name="P3" draw:layer="layout" svg:width="12.023cm" svg:height="12.446cm" svg:x="14.647cm" svg:y="5.08cm" presentation:class="outline" presentation:user-transformed="true">
          <draw:text-box>
            <text:p><text:span text:style-name="T6">public class </text:span><text:span text:style-name="T7">MyView</text:span></text:p>
            <text:p><text:span text:style-name="T7">{</text:span></text:p>
            <text:p><text:span text:style-name="T6"><text:s text:c="3"/></text:span><text:span text:style-name="T29">@Inject</text:span></text:p>
            <text:p><text:span text:style-name="T6"><text:s text:c="3"/></text:span><text:span text:style-name="T6">public </text:span><text:span text:style-name="T7">MyView(Composite parent)</text:span></text:p>
            <text:p><text:span text:style-name="T7"><text:s text:c="3"/></text:span><text:span text:style-name="T7">{</text:span></text:p>
            <text:p><text:span text:style-name="T30"><text:s text:c="6"/></text:span><text:span text:style-name="T30">// Implement the View placed</text:span></text:p>
            <text:p><text:span text:style-name="T30"><text:s text:c="6"/></text:span><text:span text:style-name="T30">// on the Parent</text:span></text:p>
            <text:p><text:span text:style-name="T7"><text:s text:c="3"/></text:span><text:span text:style-name="T7">}</text:span></text:p>
            <text:p><text:span text:style-name="T7"/></text:p>
            <text:p><text:span text:style-name="T7">}</text:span></text:p>
          </draw:text-box>
        </draw:frame>
        <presentation:notes draw:style-name="dp2">
          <draw:page-thumbnail draw:style-name="gr1" draw:layer="layout" svg:width="13.968cm" svg:height="10.476cm" svg:x="3.81cm" svg:y="2.123cm" draw:page-number="22" presentation:class="page"/>
          <draw:frame presentation:style-name="pr4" draw:text-style-name="P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3T3">
        <office:forms form:automatic-focus="false" form:apply-design-mode="false"/>
        <draw:frame presentation:style-name="pr1" draw:layer="layout" svg:width="25.199cm" svg:height="3.506cm" svg:x="1.4cm" svg:y="0.437cm" presentation:class="title">
          <draw:text-box>
            <text:p>How does E4 use DI?<text:line-break/><text:span text:style-name="T1">Inject services at the field level</text:span></text:p>
          </draw:text-box>
        </draw:frame>
        <draw:frame presentation:style-name="pr11" draw:layer="layout" svg:width="12.023cm" svg:height="12.612cm" svg:x="1.4cm" svg:y="4.914cm" presentation:class="outline" presentation:user-transformed="true">
          <draw:text-box>
            <text:list text:style-name="L2">
              <text:list-item>
                <text:p>The Logger must be injected or the parent will throw an Exception when created.</text:p>
              </text:list-item>
              <text:list-item>
                <text:p>By using @Optional, the RandomService is not required.</text:p>
              </text:list-item>
            </text:list>
          </draw:text-box>
        </draw:frame>
        <draw:frame presentation:style-name="pr8" draw:text-style-name="P3" draw:layer="layout" svg:width="12.192cm" svg:height="12.178cm" svg:x="14.478cm" svg:y="5.094cm" presentation:class="outline" presentation:user-transformed="true">
          <draw:text-box>
            <text:p><text:span text:style-name="T31">@Inject</text:span></text:p>
            <text:p><text:span text:style-name="T6">private </text:span><text:span text:style-name="T7">Logger logger;</text:span></text:p>
            <text:p><text:span text:style-name="T32"/></text:p>
            <text:p><text:span text:style-name="T31">@Inject</text:span></text:p>
            <text:p><text:span text:style-name="T31">@Optional</text:span></text:p>
            <text:p><text:span text:style-name="T6">private</text:span><text:span text:style-name="T7"> RandomService randomService;</text:span></text:p>
          </draw:text-box>
        </draw:frame>
        <presentation:notes draw:style-name="dp2">
          <draw:page-thumbnail draw:style-name="gr1" draw:layer="layout" svg:width="13.968cm" svg:height="10.476cm" svg:x="3.81cm" svg:y="2.123cm" draw:page-number="23" presentation:class="page"/>
          <draw:frame presentation:style-name="pr4"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3T3">
        <office:forms form:automatic-focus="false" form:apply-design-mode="false"/>
        <draw:frame presentation:style-name="pr1" draw:layer="layout" svg:width="25.199cm" svg:height="3.506cm" svg:x="1.4cm" svg:y="0.437cm" presentation:class="title">
          <draw:text-box>
            <text:p>How does E4 use DI?<text:line-break/><text:span text:style-name="T1"> Objects selected via ESelection Service</text:span></text:p>
          </draw:text-box>
        </draw:frame>
        <draw:frame presentation:style-name="pr8" draw:text-style-name="P9" draw:layer="layout" svg:width="12.023cm" svg:height="12.192cm" svg:x="14.224cm" svg:y="5.08cm" presentation:class="outline" presentation:user-transformed="true">
          <draw:text-box>
            <text:p><text:span text:style-name="T33">@Inject</text:span></text:p>
            <text:p><text:span text:style-name="T34">public void</text:span><text:span text:style-name="T35"> printSelection(</text:span><text:span text:style-name="T33">@Optional</text:span></text:p>
            <text:p><text:span text:style-name="T33"><text:s text:c="6"/></text:span><text:span text:style-name="T33">@Named(IServiceConstants.ACTIVE_SELECTION)</text:span></text:p>
            <text:p><text:span text:style-name="T36"><text:s text:c="6"/></text:span><text:span text:style-name="T35">Object object) {</text:span></text:p>
            <text:p><text:span text:style-name="T35"><text:s text:c="3"/></text:span><text:span text:style-name="T35">if (object != null) {</text:span></text:p>
            <text:p><text:span text:style-name="T37"><text:s text:c="6"/></text:span><text:span text:style-name="T37">// Print out the active selection object</text:span></text:p>
            <text:p><text:span text:style-name="T38"><text:s text:c="6"/></text:span><text:span text:style-name="T38">System.out.println(object);</text:span></text:p>
            <text:p><text:span text:style-name="T35"><text:s text:c="2"/></text:span><text:span text:style-name="T35">}</text:span></text:p>
            <text:p><text:span text:style-name="T35">} </text:span></text:p>
          </draw:text-box>
        </draw:frame>
        <draw:frame presentation:style-name="pr11" draw:layer="layout" svg:width="12.023cm" svg:height="13.86cm" svg:x="1.185cm" svg:y="4.936cm" presentation:class="outline" presentation:user-transformed="true">
          <draw:text-box>
            <text:list text:style-name="L2">
              <text:list-item>
                <text:p>This example shows how E4 can re-inject values if they are changed.</text:p>
              </text:list-item>
              <text:list-item>
                <text:p>With this, <text:s/>applications are freed from installing/removing listeners.</text:p>
              </text:list-item>
            </text:list>
          </draw:text-box>
        </draw:frame>
        <presentation:notes draw:style-name="dp2">
          <draw:page-thumbnail draw:style-name="gr1" draw:layer="layout" svg:width="13.968cm" svg:height="10.476cm" svg:x="3.81cm" svg:y="2.123cm" draw:page-number="24" presentation:class="page"/>
          <draw:frame presentation:style-name="pr4" draw:text-style-name="P1"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3.506cm" svg:x="1.4cm" svg:y="0.437cm" presentation:class="title">
          <draw:text-box>
            <text:p>How does E4 use DI?<text:line-break/><text:span text:style-name="T1">Behavior Annotations for GUI interaction</text:span></text:p>
          </draw:text-box>
        </draw:frame>
        <draw:frame presentation:style-name="pr8" draw:text-style-name="P10" draw:layer="layout" svg:width="14.863cm" svg:height="12.178cm" svg:x="11.176cm" svg:y="4.914cm" presentation:class="outline" presentation:user-transformed="true">
          <draw:text-box>
            <text:p text:style-name="P5"><text:span text:style-name="T39">public class </text:span><text:span text:style-name="T40">MyPart {</text:span></text:p>
            <text:p text:style-name="P5"><text:span text:style-name="T41"/></text:p>
            <text:p text:style-name="P5"><text:span text:style-name="T41"><text:s text:c="3"/></text:span><text:span text:style-name="T42">@PostConstruct</text:span></text:p>
            <text:p text:style-name="P5"><text:span text:style-name="T39"><text:s text:c="3"/></text:span><text:span text:style-name="T39">public void</text:span><text:span text:style-name="T40"> postConstruct(Composite parent) {</text:span></text:p>
            <text:p text:style-name="P5"><text:span text:style-name="T40"><text:s text:c="3"/></text:span><text:span text:style-name="T40">}</text:span></text:p>
            <text:p text:style-name="P5"><text:span text:style-name="T41"/></text:p>
            <text:p text:style-name="P5"><text:span text:style-name="T41"><text:s text:c="3"/></text:span><text:span text:style-name="T42">@Focus</text:span></text:p>
            <text:p text:style-name="P5"><text:span text:style-name="T39"><text:s text:c="3"/></text:span><text:span text:style-name="T39">public void</text:span><text:span text:style-name="T40"> setFocus(Composite parent) {</text:span></text:p>
            <text:p text:style-name="P5"><text:span text:style-name="T40"><text:s text:c="3"/></text:span><text:span text:style-name="T40">}</text:span></text:p>
            <text:p text:style-name="P5"><text:span text:style-name="T41"/></text:p>
            <text:p text:style-name="P5"><text:span text:style-name="T41"><text:s text:c="3"/></text:span><text:span text:style-name="T42">@PreDestroy</text:span></text:p>
            <text:p text:style-name="P5"><text:span text:style-name="T39"><text:s text:c="3"/></text:span><text:span text:style-name="T39">public void</text:span><text:span text:style-name="T40"> preDestroy(MWindow mWindow) {</text:span></text:p>
            <text:p text:style-name="P5"><text:span text:style-name="T40"><text:s text:c="3"/></text:span><text:span text:style-name="T40">}</text:span></text:p>
            <text:p text:style-name="P5"><text:span text:style-name="T41"/></text:p>
            <text:p text:style-name="P5"><text:span text:style-name="T41"><text:s text:c="2"/></text:span><text:span text:style-name="T42"><text:s/></text:span><text:span text:style-name="T42">@Persists</text:span></text:p>
            <text:p text:style-name="P5"><text:span text:style-name="T40"><text:s text:c="3"/></text:span><text:span text:style-name="T39">public void </text:span><text:span text:style-name="T40">persists(MDirtyable mDirtyable) {</text:span></text:p>
            <text:p text:style-name="P5"><text:span text:style-name="T40"><text:s text:c="3"/></text:span><text:span text:style-name="T40">}</text:span></text:p>
            <text:p text:style-name="P5"><text:span text:style-name="T40"/></text:p>
            <text:p text:style-name="P5"><text:span text:style-name="T41"><text:s text:c="3"/></text:span><text:span text:style-name="T42">@PersistState</text:span></text:p>
            <text:p text:style-name="P5"><text:span text:style-name="T40"><text:s text:c="3"/></text:span><text:span text:style-name="T39">public void </text:span><text:span text:style-name="T40">persistState(MyPersistenceService service) {</text:span></text:p>
            <text:p text:style-name="P5"><text:span text:style-name="T40"><text:s text:c="3"/></text:span><text:span text:style-name="T40">}</text:span></text:p>
            <text:p text:style-name="P5"><text:span text:style-name="T40">}</text:span></text:p>
          </draw:text-box>
        </draw:frame>
        <draw:frame presentation:style-name="pr11" draw:layer="layout" svg:width="9.228cm" svg:height="13.86cm" svg:x="1.186cm" svg:y="4.936cm" presentation:class="outline" presentation:user-transformed="true">
          <draw:text-box>
            <text:list text:style-name="L2">
              <text:list-item>
                <text:p>Standard Annotations for creating MParts</text:p>
              </text:list-item>
            </text:list>
          </draw:text-box>
        </draw:frame>
        <presentation:notes draw:style-name="dp2">
          <draw:page-thumbnail draw:style-name="gr1" draw:layer="layout" svg:width="13.968cm" svg:height="10.476cm" svg:x="3.81cm" svg:y="2.123cm" draw:page-number="25" presentation:class="page"/>
          <draw:frame presentation:style-name="pr4"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3.506cm" svg:x="1.4cm" svg:y="0.437cm" presentation:class="title">
          <draw:text-box>
            <text:p>How does E4 use DI?<text:line-break/><text:span text:style-name="T1">Use @Named with predefined IServiceConstants</text:span></text:p>
          </draw:text-box>
        </draw:frame>
        <draw:frame presentation:style-name="pr8" draw:text-style-name="P11" draw:layer="layout" svg:width="14.863cm" svg:height="12.178cm" svg:x="11.176cm" svg:y="4.914cm" presentation:class="outline" presentation:user-transformed="true">
          <draw:text-box>
            <text:p><text:span text:style-name="T31">@Inject</text:span></text:p>
            <text:p><text:span text:style-name="T6">public void</text:span><text:span text:style-name="T7"> printMyContexts(</text:span><text:span text:style-name="T31">@Optional</text:span></text:p>
            <text:p><text:span text:style-name="T31"><text:s text:c="6"/></text:span><text:span text:style-name="T31">@Named(IServiceConstants.ACTIVE_CONTEXTS)</text:span><text:span text:style-name="T7"> Object object) {</text:span></text:p>
            <text:p><text:span text:style-name="T7"><text:s text:c="3"/></text:span><text:span text:style-name="T7">if (object != null) {</text:span></text:p>
            <text:p><text:span text:style-name="T30"><text:s text:c="6"/></text:span><text:span text:style-name="T30">// Print out the active selection object</text:span></text:p>
            <text:p><text:span text:style-name="T43"><text:s text:c="6"/></text:span><text:span text:style-name="T43">System.out.println(object);</text:span></text:p>
            <text:p><text:span text:style-name="T7"><text:s text:c="2"/></text:span><text:span text:style-name="T7">}</text:span></text:p>
            <text:p><text:span text:style-name="T7">} </text:span></text:p>
          </draw:text-box>
        </draw:frame>
        <draw:frame presentation:style-name="pr11" draw:text-style-name="P12" draw:layer="layout" svg:width="9.228cm" svg:height="13.86cm" svg:x="1.186cm" svg:y="4.936cm" presentation:class="outline" presentation:user-transformed="true">
          <draw:text-box>
            <text:list text:style-name="L2">
              <text:list-item>
                <text:p><text:span text:style-name="T44">ACTIVE_SELECTION</text:span></text:p>
              </text:list-item>
              <text:list-item>
                <text:p><text:span text:style-name="T44">ACTIVE_CONTEXTS</text:span></text:p>
              </text:list-item>
              <text:list-item>
                <text:p><text:span text:style-name="T44">ACTIVE_PART</text:span></text:p>
              </text:list-item>
              <text:list-item>
                <text:p><text:span text:style-name="T44">ACTIVE_SHELL</text:span></text:p>
              </text:list-item>
            </text:list>
          </draw:text-box>
        </draw:frame>
        <presentation:notes draw:style-name="dp2">
          <draw:page-thumbnail draw:style-name="gr1" draw:layer="layout" svg:width="13.968cm" svg:height="10.476cm" svg:x="3.81cm" svg:y="2.123cm" draw:page-number="26" presentation:class="page"/>
          <draw:frame presentation:style-name="pr4" draw:text-style-name="P1"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layer="layout" svg:width="25.199cm" svg:height="3.506cm" svg:x="1.4cm" svg:y="0.437cm" presentation:class="title">
          <draw:text-box>
            <text:p>How does E4 use DI?<text:line-break/><text:span text:style-name="T1">Use @Named to get IEclipseContext variables</text:span></text:p>
          </draw:text-box>
        </draw:frame>
        <draw:frame presentation:style-name="pr8" draw:text-style-name="P11" draw:layer="layout" svg:width="14.863cm" svg:height="12.178cm" svg:x="11.176cm" svg:y="4.914cm" presentation:class="outline" presentation:user-transformed="true">
          <draw:text-box>
            <text:p><text:span text:style-name="T31">@PostConstruct</text:span></text:p>
            <text:p><text:span text:style-name="T45">public void</text:span><text:span text:style-name="T46"> postConstuct(IEclipseContext context) {</text:span></text:p>
            <text:p><text:span text:style-name="T46"><text:s text:c="3"/></text:span><text:span text:style-name="T46">context.set("value", </text:span><text:span text:style-name="T45">null</text:span><text:span text:style-name="T46">);</text:span></text:p>
            <text:p><text:span text:style-name="T47"><text:s text:c="3"/></text:span><text:span text:style-name="T47">// ...</text:span></text:p>
            <text:p><text:span text:style-name="T46"><text:s text:c="3"/></text:span><text:span text:style-name="T46">context.set("value", "MyValue");</text:span></text:p>
            <text:p><text:span text:style-name="T46">}</text:span></text:p>
            <text:p><text:span text:style-name="T31">@Inject</text:span></text:p>
            <text:p><text:span text:style-name="T45">public void</text:span><text:span text:style-name="T46"> valueChanged(</text:span><text:span text:style-name="T48">@Optional @Named</text:span><text:span text:style-name="T46">("value") Object object) {</text:span></text:p>
            <text:p><text:span text:style-name="T46"><text:s text:c="3"/></text:span><text:span text:style-name="T47">// ...</text:span></text:p>
            <text:p><text:span text:style-name="T46">}</text:span></text:p>
          </draw:text-box>
        </draw:frame>
        <draw:frame presentation:style-name="pr11" draw:layer="layout" svg:width="9.228cm" svg:height="13.86cm" svg:x="1.186cm" svg:y="4.936cm" presentation:class="outline" presentation:user-transformed="true">
          <draw:text-box>
            <text:list text:style-name="L2">
              <text:list-item>
                <text:p>Useful for watching for change in singleton-like variables</text:p>
              </text:list-item>
            </text:list>
          </draw:text-box>
        </draw:frame>
        <presentation:notes draw:style-name="dp2">
          <draw:page-thumbnail draw:style-name="gr1" draw:layer="layout" svg:width="13.968cm" svg:height="10.476cm" svg:x="3.81cm" svg:y="2.123cm" draw:page-number="27" presentation:class="page"/>
          <draw:frame presentation:style-name="pr4"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layer="layout" svg:width="25.199cm" svg:height="3.506cm" svg:x="1.4cm" svg:y="0.437cm" presentation:class="title">
          <draw:text-box>
            <text:p>How does E4 use DI?<text:line-break/><text:span text:style-name="T1">Use @CanExecute and @Execute to make functionality available</text:span></text:p>
          </draw:text-box>
        </draw:frame>
        <draw:frame presentation:style-name="pr8" draw:text-style-name="P13" draw:layer="layout" svg:width="14.863cm" svg:height="12.178cm" svg:x="11.176cm" svg:y="4.914cm" presentation:class="outline" presentation:user-transformed="true">
          <draw:text-box>
            <text:p><text:span text:style-name="T49">public class </text:span><text:span text:style-name="T50">ExitHandler {</text:span></text:p>
            <text:p><text:span text:style-name="T42"><text:s text:c="2"/></text:span><text:span text:style-name="T42">@Execute</text:span></text:p>
            <text:p><text:span text:style-name="T50"><text:s text:c="2"/></text:span><text:span text:style-name="T49">public void</text:span><text:span text:style-name="T50"> execute(IWorkbench workbench) {</text:span></text:p>
            <text:p><text:span text:style-name="T50"><text:s text:c="4"/></text:span><text:span text:style-name="T50">workbench.close();</text:span></text:p>
            <text:p><text:span text:style-name="T50"><text:s text:c="2"/></text:span><text:span text:style-name="T50">}</text:span></text:p>
            <text:p><text:span text:style-name="T51"><text:s text:c="2"/></text:span><text:span text:style-name="T51">// NOT REQUIRED IN THIS EXAMPLE</text:span></text:p>
            <text:p><text:span text:style-name="T51"><text:s text:c="2"/></text:span><text:span text:style-name="T51">// just to demonstrates the usage of</text:span></text:p>
            <text:p><text:span text:style-name="T51"><text:s text:c="2"/></text:span><text:span text:style-name="T51">// the annotation</text:span></text:p>
            <text:p><text:span text:style-name="T42"><text:s text:c="2"/></text:span><text:span text:style-name="T42">@CanExecute</text:span></text:p>
            <text:p><text:span text:style-name="T49"><text:s text:c="2"/></text:span><text:span text:style-name="T49">public boolean</text:span><text:span text:style-name="T50"> canExecute() {</text:span></text:p>
            <text:p><text:span text:style-name="T50"><text:s text:c="4"/></text:span><text:span text:style-name="T49">return</text:span><text:span text:style-name="T50"> true;</text:span></text:p>
            <text:p><text:span text:style-name="T50"><text:s text:c="2"/></text:span><text:span text:style-name="T50">}</text:span></text:p>
            <text:p><text:span text:style-name="T50">} </text:span></text:p>
          </draw:text-box>
        </draw:frame>
        <draw:frame presentation:style-name="pr11" draw:text-style-name="P12" draw:layer="layout" svg:width="9.228cm" svg:height="13.86cm" svg:x="1.186cm" svg:y="4.936cm" presentation:class="outline" presentation:user-transformed="true">
          <draw:text-box>
            <text:list text:style-name="L2">
              <text:list-item>
                <text:p><text:span text:style-name="T44">Available in application model via Handler/ Command</text:span></text:p>
              </text:list-item>
              <text:list-item>
                <text:p><text:span text:style-name="T44">Available programmatically via EHandlerService and ECommandService</text:span></text:p>
              </text:list-item>
            </text:list>
          </draw:text-box>
        </draw:frame>
        <presentation:notes draw:style-name="dp2">
          <draw:page-thumbnail draw:style-name="gr1" draw:layer="layout" svg:width="13.968cm" svg:height="10.476cm" svg:x="3.81cm" svg:y="2.123cm" draw:page-number="28" presentation:class="page"/>
          <draw:frame presentation:style-name="pr4"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layer="layout" svg:width="25.199cm" svg:height="3.506cm" svg:x="1.4cm" svg:y="0.437cm" presentation:class="title">
          <draw:text-box>
            <text:p>How does E4 use DI?<text:line-break/><text:span text:style-name="T1">Use @EventTopic and @UIEventTopic in events</text:span></text:p>
          </draw:text-box>
        </draw:frame>
        <draw:frame presentation:style-name="pr8" draw:text-style-name="P13" draw:layer="layout" svg:width="14.863cm" svg:height="12.178cm" svg:x="11.176cm" svg:y="4.914cm" presentation:class="outline" presentation:user-transformed="true">
          <draw:text-box>
            <text:p><text:span text:style-name="T42">@Inject</text:span></text:p>
            <text:p><text:span text:style-name="T49">private</text:span><text:span text:style-name="T50"> IEventBroker eventBroker; </text:span></text:p>
            <text:p><text:span text:style-name="T51">// asynchronously</text:span></text:p>
            <text:p><text:span text:style-name="T50">broker.post(MyEventConstants.TOPIC_NEW, "New data"); </text:span></text:p>
            <text:p><text:span text:style-name="T51">// synchronously - calling code is blocked until delivery</text:span></text:p>
            <text:p><text:span text:style-name="T50">broker.send(MyEventConstants.TOPIC_NEW, myObject); </text:span></text:p>
            <text:p><text:span text:style-name="T42">@Inject</text:span></text:p>
            <text:p><text:span text:style-name="T42">@Optional</text:span></text:p>
            <text:p><text:span text:style-name="T49">private void</text:span><text:span text:style-name="T50"> getNotified(</text:span><text:span text:style-name="T42">@UIEventTopic(MyEventConstants.TOPIC_UPDATE)</text:span><text:span text:style-name="T52"> </text:span></text:p>
            <text:p><text:span text:style-name="T50"><text:s text:c="4"/></text:span><text:span text:style-name="T50">String s) {</text:span></text:p>
            <text:p><text:span text:style-name="T51"><text:s text:c="2"/></text:span><text:span text:style-name="T51">// Do something with </text:span><text:span text:style-name="T53">myObject</text:span></text:p>
            <text:p><text:span text:style-name="T50">}</text:span></text:p>
          </draw:text-box>
        </draw:frame>
        <draw:frame presentation:style-name="pr11" draw:layer="layout" svg:width="9.228cm" svg:height="13.86cm" svg:x="1.186cm" svg:y="4.936cm" presentation:class="outline" presentation:user-transformed="true">
          <draw:text-box>
            <text:list text:style-name="L2">
              <text:list-item>
                <text:p>Alert active Parts of events</text:p>
              </text:list-item>
              <text:list-item>
                <text:p>Pass objects to active Parts</text:p>
              </text:list-item>
            </text:list>
          </draw:text-box>
        </draw:frame>
        <presentation:notes draw:style-name="dp2">
          <draw:page-thumbnail draw:style-name="gr1" draw:layer="layout" svg:width="13.968cm" svg:height="10.476cm" svg:x="3.81cm" svg:y="2.123cm" draw:page-number="29" presentation:class="page"/>
          <draw:frame presentation:style-name="pr4"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19">
        <office:forms form:automatic-focus="false" form:apply-design-mode="false"/>
        <draw:frame presentation:style-name="pr1" draw:layer="layout" svg:width="25.199cm" svg:height="3.506cm" svg:x="1.4cm" svg:y="0.437cm" presentation:class="title" presentation:user-transformed="true">
          <draw:text-box>
            <text:p>How do you define a custom annotation?<text:line-break/><text:span text:style-name="T1">Part 1: Define the annotation in an interface</text:span></text:p>
          </draw:text-box>
        </draw:frame>
        <draw:frame presentation:style-name="pr8" draw:text-style-name="P14" draw:layer="layout" svg:width="24.639cm" svg:height="12.178cm" svg:x="1.401cm" svg:y="4.914cm" presentation:class="outline" presentation:user-transformed="true">
          <draw:text-box>
            <text:p><text:span text:style-name="T54">package </text:span><text:span text:style-name="T55">org.hefdg.customannotation;</text:span></text:p>
            <text:p><text:span text:style-name="T54">import</text:span><text:span text:style-name="T55"> java.lang.annotation.Documented;</text:span></text:p>
            <text:p><text:span text:style-name="T54">import</text:span><text:span text:style-name="T55"> java.lang.annotation.ElementType;</text:span></text:p>
            <text:p><text:span text:style-name="T54">import </text:span><text:span text:style-name="T55">java.lang.annotation.Retention;</text:span></text:p>
            <text:p><text:span text:style-name="T54">import </text:span><text:span text:style-name="T55">java.lang.annotation.RetentionPolicy;</text:span></text:p>
            <text:p><text:span text:style-name="T54">import</text:span><text:span text:style-name="T55"> java.lang.annotation.Target;</text:span></text:p>
            <text:p><text:span text:style-name="T24">@javax.inject.Qualifier</text:span></text:p>
            <text:p><text:span text:style-name="T24">@Documented</text:span></text:p>
            <text:p><text:span text:style-name="T24">@Target({ElementType.PARAMETER, ElementType.FIELD})</text:span></text:p>
            <text:p><text:span text:style-name="T24">@Retention(RetentionPolicy.RUNTIME)</text:span></text:p>
            <text:p><text:span text:style-name="T54">public</text:span><text:span text:style-name="T55"> </text:span><text:span text:style-name="T24">@interface</text:span><text:span text:style-name="T55"> MyAnnotation {</text:span></text:p>
            <text:p><text:span text:style-name="T55">} </text:span></text:p>
          </draw:text-box>
        </draw:frame>
        <presentation:notes draw:style-name="dp2">
          <draw:page-thumbnail draw:style-name="gr1" draw:layer="layout" svg:width="13.968cm" svg:height="10.476cm" svg:x="3.81cm" svg:y="2.123cm" draw:page-number="30" presentation:class="page"/>
          <draw:frame presentation:style-name="pr4" draw:text-style-name="P1"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19">
        <office:forms form:automatic-focus="false" form:apply-design-mode="false"/>
        <draw:frame presentation:style-name="pr1" draw:layer="layout" svg:width="25.199cm" svg:height="3.506cm" svg:x="1.4cm" svg:y="0.437cm" presentation:class="title" presentation:user-transformed="true">
          <draw:text-box>
            <text:p>How do you define a custom annotation?<text:line-break/><text:span text:style-name="T1">Part 2: Define the annotation processor in OSGi service</text:span></text:p>
          </draw:text-box>
        </draw:frame>
        <draw:frame presentation:style-name="pr8" draw:text-style-name="P14" draw:layer="layout" svg:width="24.639cm" svg:height="12.178cm" svg:x="1.401cm" svg:y="4.914cm" presentation:class="outline" presentation:user-transformed="true">
          <draw:text-box>
            <text:p><text:span text:style-name="T56">&lt;?xml version=</text:span><text:span text:style-name="T57">"1.0"</text:span><text:span text:style-name="T56"> encoding=</text:span><text:span text:style-name="T57">"UTF-8"</text:span><text:span text:style-name="T56">?&gt;</text:span></text:p>
            <text:p><text:span text:style-name="T56">&lt;scr:component xmlns:scr=</text:span><text:span text:style-name="T57">"http://www.osgi.org/xmlns/scr/v1.1.0"</text:span><text:span text:style-name="T56"> </text:span></text:p>
            <text:p><text:span text:style-name="T56"><text:s text:c="2"/></text:span><text:span text:style-name="T56">name=</text:span><text:span text:style-name="T57">"org.hefdg.customannotation"</text:span><text:span text:style-name="T56">&gt;</text:span></text:p>
            <text:p><text:span text:style-name="T56"><text:s text:c="3"/></text:span><text:span text:style-name="T56">&lt;implementation </text:span></text:p>
            <text:p><text:span text:style-name="T56"><text:s text:c="5"/></text:span><text:span text:style-name="T58">class</text:span><text:span text:style-name="T56">=</text:span><text:span text:style-name="T57">"org.hefdg.customannotation.UniqueMyObjectSupplier"</text:span><text:span text:style-name="T56">/&gt;</text:span></text:p>
            <text:p><text:span text:style-name="T56"><text:s text:c="3"/></text:span><text:span text:style-name="T56">&lt;service&gt;</text:span></text:p>
            <text:p><text:span text:style-name="T56"><text:s text:c="6"/></text:span><text:span text:style-name="T56">&lt;provide </text:span><text:span text:style-name="T58">interface</text:span><text:span text:style-name="T56">=</text:span><text:span text:style-name="T57">"org.eclipse.e4.core.di.suppliers.ExtendedObjectSupplier"</text:span><text:span text:style-name="T56">/&gt;</text:span></text:p>
            <text:p><text:span text:style-name="T56"><text:s text:c="3"/></text:span><text:span text:style-name="T56">&lt;/service&gt;</text:span></text:p>
            <text:p><text:span text:style-name="T56"><text:s text:c="3"/></text:span><text:span text:style-name="T56">&lt;property name=</text:span><text:span text:style-name="T57">"dependency.injection.annotation"</text:span><text:span text:style-name="T56"> type=</text:span><text:span text:style-name="T57">"String"</text:span><text:span text:style-name="T56"> </text:span></text:p>
            <text:p><text:span text:style-name="T56"><text:s text:c="5"/></text:span><text:span text:style-name="T56">value=</text:span><text:span text:style-name="T57">"org.hefdg.customannotation.UniqueTodo"</text:span><text:span text:style-name="T56">/&gt;</text:span></text:p>
            <text:p><text:span text:style-name="T56">&lt;/scr:component&gt; </text:span></text:p>
          </draw:text-box>
        </draw:frame>
        <presentation:notes draw:style-name="dp2">
          <draw:page-thumbnail draw:style-name="gr1" draw:layer="layout" svg:width="13.968cm" svg:height="10.476cm" svg:x="3.81cm" svg:y="2.123cm" draw:page-number="31" presentation:class="page"/>
          <draw:frame presentation:style-name="pr4" draw:text-style-name="P1"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19">
        <office:forms form:automatic-focus="false" form:apply-design-mode="false"/>
        <draw:frame presentation:style-name="pr1" draw:layer="layout" svg:width="25.199cm" svg:height="3.506cm" svg:x="1.4cm" svg:y="0.437cm" presentation:class="title" presentation:user-transformed="true">
          <draw:text-box>
            <text:p>How do you define a custom annotation?<text:line-break/><text:span text:style-name="T1">Part 3: Define the annotation processor in OSGi service</text:span></text:p>
          </draw:text-box>
        </draw:frame>
        <draw:frame presentation:style-name="pr8" draw:text-style-name="P14" draw:layer="layout" svg:width="24.639cm" svg:height="12.178cm" svg:x="1.401cm" svg:y="4.914cm" presentation:class="outline" presentation:user-transformed="true">
          <draw:text-box>
            <text:p><text:span text:style-name="T59">package</text:span><text:span text:style-name="T60"> com.example.e4.rcp.todo.ownannotation.internal;</text:span></text:p>
            <text:p><text:span text:style-name="T59">import </text:span><text:span text:style-name="T60">org.eclipse.e4.core.di.suppliers.ExtendedObjectSupplier;</text:span></text:p>
            <text:p><text:span text:style-name="T59">import</text:span><text:span text:style-name="T60"> org.eclipse.e4.core.di.suppliers.IObjectDescriptor;</text:span></text:p>
            <text:p><text:span text:style-name="T59">import </text:span><text:span text:style-name="T60">org.eclipse.e4.core.di.suppliers.IRequestor;</text:span></text:p>
            <text:p><text:span text:style-name="T59">import </text:span><text:span text:style-name="T60">org.hefdg.myservice.model.IMyObject;</text:span></text:p>
            <text:p><text:span text:style-name="T59">public class</text:span><text:span text:style-name="T60"> UniqueMyObjectSupplier </text:span><text:span text:style-name="T59">extends</text:span><text:span text:style-name="T60"> ExtendedObjectSupplier {</text:span></text:p>
            <text:p><text:span text:style-name="T61">@Override</text:span></text:p>
            <text:p><text:span text:style-name="T59">public</text:span><text:span text:style-name="T60"> Object get(IObjectDescriptor descriptor, IRequestor requestor,</text:span></text:p>
            <text:p><text:span text:style-name="T60"><text:s text:c="9"/></text:span><text:span text:style-name="T59">boolean</text:span><text:span text:style-name="T60"> track, </text:span><text:span text:style-name="T59">boolean</text:span><text:span text:style-name="T60"> group) {</text:span></text:p>
            <text:p><text:span text:style-name="T62"><text:s text:c="6"/></text:span><text:span text:style-name="T62">// for the purpose of providing a simple example here, we return a hard-coded </text:span></text:p>
            <text:p><text:span text:style-name="T60"><text:s text:c="6"/></text:span><text:span text:style-name="T60">MyObject myObject = </text:span><text:span text:style-name="T59">new </text:span><text:span text:style-name="T60">MyObject();</text:span></text:p>
            <text:p><text:span text:style-name="T60"><text:s text:c="6"/></text:span><text:span text:style-name="T59">return</text:span><text:span text:style-name="T60"> myObject;</text:span></text:p>
            <text:p><text:span text:style-name="T60"><text:s text:c="3"/></text:span><text:span text:style-name="T60">}</text:span></text:p>
            <text:p><text:span text:style-name="T60">} </text:span></text:p>
          </draw:text-box>
        </draw:frame>
        <presentation:notes draw:style-name="dp2">
          <draw:page-thumbnail draw:style-name="gr1" draw:layer="layout" svg:width="13.968cm" svg:height="10.476cm" svg:x="3.81cm" svg:y="2.123cm" draw:page-number="32" presentation:class="page"/>
          <draw:frame presentation:style-name="pr4" draw:text-style-name="P1"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3T3">
        <office:forms form:automatic-focus="false" form:apply-design-mode="false"/>
        <draw:frame presentation:style-name="pr1" draw:layer="layout" svg:width="25.199cm" svg:height="3.506cm" svg:x="1.4cm" svg:y="0.437cm" presentation:class="title">
          <draw:text-box>
            <text:p>How do you define a custom annotation?<text:line-break/><text:span text:style-name="T1">Part 4: Using your custom annotation in code</text:span></text:p>
          </draw:text-box>
        </draw:frame>
        <draw:frame presentation:style-name="pr11" draw:layer="layout" svg:width="12.023cm" svg:height="13.86cm" svg:x="1.4cm" svg:y="4.914cm" presentation:class="outline" presentation:user-transformed="true">
          <draw:text-box>
            <text:list text:style-name="L2">
              <text:list-item>
                <text:p>Add annotation to a field or method parameter in a part</text:p>
              </text:list-item>
            </text:list>
          </draw:text-box>
        </draw:frame>
        <draw:frame presentation:style-name="pr5" draw:text-style-name="P3" draw:layer="layout" svg:width="12.023cm" svg:height="12.612cm" svg:x="14.025cm" svg:y="4.914cm" presentation:class="outline" presentation:user-transformed="true">
          <draw:text-box>
            <text:p><text:span text:style-name="T31">@Inject</text:span></text:p>
            <text:p><text:span text:style-name="T6">public void</text:span><text:span text:style-name="T7"> setMyObject(</text:span><text:span text:style-name="T31">@MyAnnotation</text:span><text:span text:style-name="T7"> MyObject myObject) {</text:span></text:p>
            <text:p><text:span text:style-name="T7"><text:s text:c="2"/></text:span><text:span text:style-name="T30">// do something with the _unique_</text:span></text:p>
            <text:p><text:span text:style-name="T30"><text:s text:c="2"/></text:span><text:span text:style-name="T30">// MyObject</text:span></text:p>
            <text:p><text:span text:style-name="T7">}</text:span></text:p>
          </draw:text-box>
        </draw:frame>
        <presentation:notes draw:style-name="dp2">
          <draw:page-thumbnail draw:style-name="gr1" draw:layer="layout" svg:width="13.968cm" svg:height="10.476cm" svg:x="3.81cm" svg:y="2.123cm" draw:page-number="33" presentation:class="page"/>
          <draw:frame presentation:style-name="pr4" draw:text-style-name="P1"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 draw:layer="layout" svg:width="25.199cm" svg:height="3.506cm" svg:x="1.4cm" svg:y="0.437cm" presentation:class="title">
          <draw:text-box>
            <text:p>How do you define a custom annotation?<text:line-break/><text:span text:style-name="T1">Caveats on creating custom annotations for use with E4</text:span></text:p>
          </draw:text-box>
        </draw:frame>
        <draw:frame presentation:style-name="pr11" draw:layer="layout" svg:width="24.639cm" svg:height="13.86cm" svg:x="1.4cm" svg:y="4.914cm" presentation:class="outline">
          <draw:text-box>
            <text:list text:style-name="L2">
              <text:list-item>
                <text:p>Extended object suppliers have no access to IEclipseContext</text:p>
              </text:list-item>
              <text:list-item>
                <text:p>Limited to search for objects independent of Eclipse context</text:p>
              </text:list-item>
              <text:list-item>
                <text:p>i.e. Preferences are extended object suppliers</text:p>
                <text:list>
                  <text:list-item>
                    <text:p>Look for the preference values on the file system</text:p>
                  </text:list-item>
                </text:list>
              </text:list-item>
            </text:list>
          </draw:text-box>
        </draw:frame>
        <presentation:notes draw:style-name="dp2">
          <draw:page-thumbnail draw:style-name="gr1" draw:layer="layout" svg:width="13.968cm" svg:height="10.476cm" svg:x="3.81cm" svg:y="2.123cm" draw:page-number="34" presentation:class="page"/>
          <draw:frame presentation:style-name="pr4" draw:text-style-name="P1"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 draw:layer="layout" svg:width="25.199cm" svg:height="3.506cm" svg:x="1.4cm" svg:y="0.437cm" presentation:class="title" presentation:user-transformed="true">
          <draw:text-box>
            <text:p>What's coming up next?<text:line-break/><text:span text:style-name="T1">Please plan to attend our upcoming events</text:span></text:p>
          </draw:text-box>
        </draw:frame>
        <draw:frame presentation:style-name="pr3" draw:layer="layout" svg:width="24.639cm" svg:height="13.86cm" svg:x="1.4cm" svg:y="4.914cm" presentation:class="outline" presentation:user-transformed="true">
          <draw:text-box>
            <text:list text:style-name="L2">
              <text:list-item>
                <text:p>April 16 - “How to use Hudson”</text:p>
                <text:list>
                  <text:list-item>
                    <text:p>Presented by J. Langley</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35" presentation:class="page"/>
          <draw:frame presentation:style-name="pr4" draw:text-style-name="P1"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19">
        <office:forms form:automatic-focus="false" form:apply-design-mode="false"/>
        <draw:frame presentation:style-name="pr1" draw:layer="layout" svg:width="25.199cm" svg:height="3.506cm" svg:x="1.4cm" svg:y="0.437cm" presentation:class="title" presentation:placeholder="true" presentation:user-transformed="true">
          <draw:text-box/>
        </draw:frame>
        <presentation:notes draw:style-name="dp2">
          <draw:page-thumbnail draw:style-name="gr1" draw:layer="layout" svg:width="13.968cm" svg:height="10.476cm" svg:x="3.81cm" svg:y="2.123cm" draw:page-number="36" presentation:class="page"/>
          <draw:frame presentation:style-name="pr4" draw:text-style-name="P1"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12" draw:layer="layout" svg:width="25.199cm" svg:height="3.506cm" svg:x="1.4cm" svg:y="0.437cm" presentation:class="title" presentation:user-transformed="true">
          <draw:text-box>
            <text:p>Standard Annotations<text:line-break/><text:span text:style-name="T1">E4AP's injector is based on the standard JSR 330 annotations</text:span></text:p>
          </draw:text-box>
        </draw:frame>
        <draw:frame draw:style-name="standard" draw:layer="layout" svg:width="24.761cm" svg:height="10.885cm" svg:x="1.4cm" svg:y="4.914cm" presentation:class="table" presentation:user-transformed="true">
          <table:table table:template-name="default" table:use-first-row-styles="true" table:use-banding-rows-styles="true">
            <table:table-column table:style-name="co1"/>
            <table:table-column table:style-name="co2"/>
            <table:table-row table:style-name="ro1">
              <table:table-cell table:style-name="ce1">
                <text:p><text:span text:style-name="T63">@Inject</text:span></text:p>
              </table:table-cell>
              <table:table-cell table:style-name="ce2">
                <text:p><text:span text:style-name="T64">Marks a constructor, method, or field as being available for injection.</text:span></text:p>
              </table:table-cell>
            </table:table-row>
            <table:table-row table:style-name="ro1">
              <table:table-cell table:style-name="ce1">
                <text:p><text:span text:style-name="T63">@Named</text:span></text:p>
              </table:table-cell>
              <table:table-cell table:style-name="ce2">
                <text:p><text:span text:style-name="T64">Multiple objects can be distinguished by providing a name, both on setting them as well as requesting them for injection.</text:span></text:p>
              </table:table-cell>
            </table:table-row>
            <table:table-row table:style-name="ro1">
              <table:table-cell table:style-name="ce1">
                <text:p><text:span text:style-name="T63">@Singleton</text:span></text:p>
              </table:table-cell>
              <table:table-cell table:style-name="ce2">
                <text:p><text:span text:style-name="T64">Indicates the class should only be instantiated once per injection scope. Typical E4AP applications have only a single injector scope for the application.</text:span></text:p>
              </table:table-cell>
            </table:table-row>
            <table:table-row table:style-name="ro1">
              <table:table-cell table:style-name="ce3">
                <text:p><text:span text:style-name="T65">@PostConstruct</text:span></text:p>
              </table:table-cell>
              <table:table-cell table:style-name="ce4">
                <text:p><text:span text:style-name="T66">Provides lifecycle notification for created objects. All methods annotated with @PostConstruct are called after an object has been fully injected.</text:span></text:p>
              </table:table-cell>
            </table:table-row>
            <table:table-row table:style-name="ro1">
              <table:table-cell table:style-name="ce3">
                <text:p><text:span text:style-name="T65">@PreDestroy</text:span></text:p>
              </table:table-cell>
              <table:table-cell table:style-name="ce4">
                <text:p><text:span text:style-name="T66">Provides lifecycle notification for created objects. All methods annotated with @PreDestroy are called before an object is to be uninjected and released.</text:span></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37" presentation:class="page"/>
          <draw:frame presentation:style-name="pr4" draw:text-style-name="P1"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2" draw:layer="layout" svg:width="25.199cm" svg:height="3.506cm" svg:x="1.4cm" svg:y="0.437cm" presentation:class="title" presentation:user-transformed="true">
          <draw:text-box>
            <text:p>E4 Specific Annotations<text:line-break/><text:span text:style-name="T1">Page 1</text:span></text:p>
          </draw:text-box>
        </draw:frame>
        <draw:frame draw:style-name="standard" draw:layer="layout" svg:width="24.761cm" svg:height="9.887cm" svg:x="1.4cm" svg:y="4.914cm" presentation:class="table" presentation:user-transformed="true">
          <table:table table:template-name="default" table:use-first-row-styles="true" table:use-banding-rows-styles="true">
            <table:table-column table:style-name="co1"/>
            <table:table-column table:style-name="co2"/>
            <table:table-row table:style-name="ro1">
              <table:table-cell table:style-name="ce1">
                <text:p><text:span text:style-name="T63">@Optional</text:span></text:p>
              </table:table-cell>
              <table:table-cell table:style-name="ce2">
                <text:p><text:span text:style-name="T64">Can be applied to methods, fields, and parameters to mark them as optional for the dependency injection. If this annotation is specified, then if injector is unable to find a value:</text:span></text:p>
                <text:list text:style-name="L1">
                  <text:list-item>
                    <text:p><text:span text:style-name="T64"><text:s/></text:span><text:span text:style-name="T64">for parameters: a null value will be injected;</text:span></text:p>
                  </text:list-item>
                  <text:list-item>
                    <text:p><text:span text:style-name="T64"><text:s/></text:span><text:span text:style-name="T64">for methods: the method calls will be skipped;</text:span></text:p>
                  </text:list-item>
                  <text:list-item>
                    <text:p><text:span text:style-name="T64"><text:s/></text:span><text:span text:style-name="T64">for fields: the values will not be injected.</text:span></text:p>
                  </text:list-item>
                </text:list>
              </table:table-cell>
            </table:table-row>
            <table:table-row table:style-name="ro1">
              <table:table-cell table:style-name="ce1">
                <text:p><text:span text:style-name="T63">@Active</text:span></text:p>
              </table:table-cell>
              <table:table-cell table:style-name="ce2">
                <text:p><text:span text:style-name="T64">Indicates the the value should be resolved from the active context.</text:span></text:p>
              </table:table-cell>
            </table:table-row>
            <table:table-row table:style-name="ro1">
              <table:table-cell table:style-name="ce1">
                <text:p><text:span text:style-name="T63">@Preference</text:span></text:p>
              </table:table-cell>
              <table:table-cell table:style-name="ce2">
                <text:p><text:span text:style-name="T64">Provides simple interfacing with the Eclipse preferences framework.</text:span></text:p>
              </table:table-cell>
            </table:table-row>
            <table:table-row table:style-name="ro1">
              <table:table-cell table:style-name="ce3">
                <text:p><text:span text:style-name="T65">@Creatable</text:span></text:p>
              </table:table-cell>
              <table:table-cell table:style-name="ce4">
                <text:p><text:span text:style-name="T66">Automatically created by the injector if an instance was not present in the injection context</text:span></text:p>
              </table:table-cell>
            </table:table-row>
          </table:table>
          <draw:image xlink:href="Pictures/TablePreview2.svm" xlink:type="simple" xlink:show="embed" xlink:actuate="onLoad"/>
        </draw:frame>
        <presentation:notes draw:style-name="dp2">
          <draw:page-thumbnail draw:style-name="gr1" draw:layer="layout" svg:width="13.968cm" svg:height="10.476cm" svg:x="3.81cm" svg:y="2.123cm" draw:page-number="38" presentation:class="page"/>
          <draw:frame presentation:style-name="pr4" draw:text-style-name="P1"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12" draw:layer="layout" svg:width="25.199cm" svg:height="3.506cm" svg:x="1.4cm" svg:y="0.437cm" presentation:class="title" presentation:user-transformed="true">
          <draw:text-box>
            <text:p>E4 Specific Annotations<text:line-break/><text:span text:style-name="T1">Page 2</text:span></text:p>
          </draw:text-box>
        </draw:frame>
        <draw:frame draw:style-name="standard" draw:layer="layout" svg:width="24.761cm" svg:height="11.647cm" svg:x="1.4cm" svg:y="4.914cm" presentation:class="table" presentation:user-transformed="true">
          <table:table table:template-name="default" table:use-first-row-styles="true" table:use-banding-rows-styles="true">
            <table:table-column table:style-name="co1"/>
            <table:table-column table:style-name="co2"/>
            <table:table-row table:style-name="ro1">
              <table:table-cell table:style-name="ce1">
                <text:p><text:span text:style-name="T63">@CanExecute</text:span></text:p>
              </table:table-cell>
              <table:table-cell table:style-name="ce2">
                <text:p><text:span text:style-name="T64">Tags methods that should be executed for a command handler. Should return a boolean.</text:span></text:p>
              </table:table-cell>
            </table:table-row>
            <table:table-row table:style-name="ro1">
              <table:table-cell table:style-name="ce1">
                <text:p><text:span text:style-name="T63">@Execute</text:span></text:p>
              </table:table-cell>
              <table:table-cell table:style-name="ce2">
                <text:p><text:span text:style-name="T64">Tags methods that should be executed for a command handler.</text:span></text:p>
              </table:table-cell>
            </table:table-row>
            <table:table-row table:style-name="ro1">
              <table:table-cell table:style-name="ce1">
                <text:p><text:span text:style-name="T63">@Focus</text:span></text:p>
              </table:table-cell>
              <table:table-cell table:style-name="ce2">
                <text:p><text:span text:style-name="T64">Used on a method to be called when the part receives focus. Parts must implement this method in such a way that a child control of their part can receive focus.</text:span></text:p>
              </table:table-cell>
            </table:table-row>
            <table:table-row table:style-name="ro1">
              <table:table-cell table:style-name="ce3">
                <text:p><text:span text:style-name="T65">@AboutToShow</text:span></text:p>
              </table:table-cell>
              <table:table-cell table:style-name="ce4">
                <text:p><text:span text:style-name="T66">Used in dynamic menu contribution elements. The respective annotated methods are called on showing of the menu, and on hiding of the menu. An empty list is injected. Do not put long-running code here. It delays the opening process of the menu.</text:span></text:p>
              </table:table-cell>
            </table:table-row>
            <table:table-row table:style-name="ro1">
              <table:table-cell table:style-name="ce3">
                <text:p><text:span text:style-name="T65">@AboutToHide </text:span></text:p>
              </table:table-cell>
              <table:table-cell table:style-name="ce4">
                <text:p><text:span text:style-name="T66">Used in dynamic menu contribution elements. The respective annotated methods are called on showing of the menu, and on hiding of the menu. Injected with the list from </text:span><text:span text:style-name="T67">@AboutToShow</text:span><text:span text:style-name="T66">, containing the elements contributed in</text:span><text:span text:style-name="T67"> @AboutToShow</text:span><text:span text:style-name="T66"> </text:span></text:p>
              </table:table-cell>
            </table:table-row>
          </table:table>
          <draw:image xlink:href="Pictures/TablePreview3.svm" xlink:type="simple" xlink:show="embed" xlink:actuate="onLoad"/>
        </draw:frame>
        <presentation:notes draw:style-name="dp2">
          <draw:page-thumbnail draw:style-name="gr1" draw:layer="layout" svg:width="13.968cm" svg:height="10.476cm" svg:x="3.81cm" svg:y="2.123cm" draw:page-number="39" presentation:class="page"/>
          <draw:frame presentation:style-name="pr4" draw:text-style-name="P1"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12" draw:layer="layout" svg:width="25.199cm" svg:height="3.506cm" svg:x="1.4cm" svg:y="0.437cm" presentation:class="title" presentation:user-transformed="true">
          <draw:text-box>
            <text:p>E4 Specific Annotations<text:line-break/><text:span text:style-name="T1">Page 3</text:span></text:p>
          </draw:text-box>
        </draw:frame>
        <draw:frame draw:style-name="standard" draw:layer="layout" svg:width="24.761cm" svg:height="11.647cm" svg:x="1.4cm" svg:y="4.914cm" presentation:class="table" presentation:user-transformed="true">
          <table:table table:template-name="default" table:use-first-row-styles="true" table:use-banding-rows-styles="true">
            <table:table-column table:style-name="co1"/>
            <table:table-column table:style-name="co2"/>
            <table:table-row table:style-name="ro1">
              <table:table-cell table:style-name="ce1">
                <text:p><text:span text:style-name="T63">@GroupUpdates</text:span></text:p>
              </table:table-cell>
              <table:table-cell table:style-name="ce2">
                <text:p><text:span text:style-name="T64">Indicates to the framework that updates should be batched.</text:span></text:p>
              </table:table-cell>
            </table:table-row>
            <table:table-row table:style-name="ro1">
              <table:table-cell table:style-name="ce1">
                <text:p><text:span text:style-name="T63">@EventTopic</text:span></text:p>
              </table:table-cell>
              <table:table-cell table:style-name="ce2">
                <text:p><text:span text:style-name="T64">Tags methods and fields that should be notified on event changes. Both the event's DATA object and the actual OSGi Event object (org.osgi.service.event.Event) are available.</text:span></text:p>
              </table:table-cell>
            </table:table-row>
            <table:table-row table:style-name="ro1">
              <table:table-cell table:style-name="ce1">
                <text:p><text:span text:style-name="T63">@UIEventTopic</text:span></text:p>
              </table:table-cell>
              <table:table-cell table:style-name="ce2">
                <text:p><text:span text:style-name="T64">Tags methods and fields that should be notified on event changes. Ensures the event notification is performed in the UI thread. Both the event's DATA object and the actual OSGi Event object (org.osgi.service.event.Event) are available.</text:span></text:p>
              </table:table-cell>
            </table:table-row>
            <table:table-row table:style-name="ro1">
              <table:table-cell table:style-name="ce3">
                <text:p><text:span text:style-name="T68">@Persists</text:span></text:p>
              </table:table-cell>
              <table:table-cell table:style-name="ce4">
                <text:p><text:span text:style-name="T4">Called if a save request on the Part is triggered. Used by the part service to identify the method to call if a save is triggered via this service.</text:span></text:p>
              </table:table-cell>
            </table:table-row>
            <table:table-row table:style-name="ro1">
              <table:table-cell table:style-name="ce3">
                <text:p><text:span text:style-name="T68">@PersistState</text:span></text:p>
              </table:table-cell>
              <table:table-cell table:style-name="ce4">
                <text:p><text:span text:style-name="T4">Called before the model object is disposed, so that the part is able to save its instance state. Also called before the method annotated with @PreDestroy is called.</text:span></text:p>
              </table:table-cell>
            </table:table-row>
          </table:table>
          <draw:image xlink:href="Pictures/TablePreview4.svm" xlink:type="simple" xlink:show="embed" xlink:actuate="onLoad"/>
        </draw:frame>
        <presentation:notes draw:style-name="dp2">
          <draw:page-thumbnail draw:style-name="gr1" draw:layer="layout" svg:width="13.968cm" svg:height="10.476cm" svg:x="3.81cm" svg:y="2.123cm" draw:page-number="40" presentation:class="page"/>
          <draw:frame presentation:style-name="pr4" draw:text-style-name="P1"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1" draw:layer="layout" svg:width="25.199cm" svg:height="3.506cm" svg:x="1.4cm" svg:y="0.437cm" presentation:class="title">
          <draw:text-box>
            <text:p>Further Reading</text:p>
          </draw:text-box>
        </draw:frame>
        <draw:frame presentation:style-name="pr11" draw:text-style-name="P15" draw:layer="layout" svg:width="27.432cm" svg:height="13.12cm" svg:x="0.254cm" svg:y="4.914cm" presentation:class="outline" presentation:user-transformed="true">
          <draw:text-box>
            <text:list text:style-name="L2">
              <text:list-item>
                <text:p text:style-name="P5"><text:span text:style-name="T69">http://grepcode.com/file/repository.grepcode.com/java/eclipse.org/4.2/org.eclipse.e4.ui/services/0.10.1/org/eclipse/e4/ui/services/IServiceConstants.java</text:span></text:p>
              </text:list-item>
              <text:list-item>
                <text:p text:style-name="P5"><text:span text:style-name="T69">http://www.eclipsecon.org/2013/sites/eclipsecon.org.2013/files/E4_Injection_OPCoach_talk_0.pdf</text:span></text:p>
              </text:list-item>
              <text:list-item>
                <text:p text:style-name="P5"><text:span text:style-name="T69">http://en.wikipedia.org/wiki/Java_annotation</text:span></text:p>
              </text:list-item>
              <text:list-item>
                <text:p text:style-name="P5"><text:span text:style-name="T69">https://wiki.eclipse.org/Eclipse4/RCP/Dependency_Injection</text:span></text:p>
              </text:list-item>
              <text:list-item>
                <text:p text:style-name="P5"><text:span text:style-name="T69">http://eclipsesource.com/blogs/tutorials/eclipse-4-e4-tutorial-part-6-behavior-annotations/</text:span></text:p>
              </text:list-item>
              <text:list-item>
                <text:p text:style-name="P5"><text:span text:style-name="T69">http://www.vogella.com/tutorials/EclipseRCP/article.html</text:span></text:p>
              </text:list-item>
              <text:list-item>
                <text:p text:style-name="P5"><text:span text:style-name="T69">http://www.vogella.com/tutorials/Eclipse4EventSystem/article.html</text:span></text:p>
              </text:list-item>
            </text:list>
          </draw:text-box>
        </draw:frame>
        <presentation:notes draw:style-name="dp2">
          <draw:page-thumbnail draw:style-name="gr1" draw:layer="layout" svg:width="13.968cm" svg:height="10.476cm" svg:x="3.81cm" svg:y="2.123cm" draw:page-number="41" presentation:class="page"/>
          <draw:frame presentation:style-name="pr4" draw:text-style-name="P1"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1" draw:layer="layout" svg:width="25.199cm" svg:height="3.506cm" svg:x="1.4cm" svg:y="0.437cm" presentation:class="title">
          <draw:text-box>
            <text:p>Code/Markup Examples</text:p>
          </draw:text-box>
        </draw:frame>
        <draw:frame presentation:style-name="pr11" draw:text-style-name="P15" draw:layer="layout" svg:width="27.432cm" svg:height="13.12cm" svg:x="0.254cm" svg:y="4.914cm" presentation:class="outline" presentation:user-transformed="true">
          <draw:text-box>
            <text:list text:style-name="L2">
              <text:list-item>
                <text:p text:style-name="P5"><text:span text:style-name="T69">http://en.wikipedia.org/wiki/Java_annotation</text:span></text:p>
              </text:list-item>
              <text:list-item>
                <text:p text:style-name="P5"><text:span text:style-name="T69">http://www.vogella.com/tutorials/OSGiServices/article.html</text:span></text:p>
              </text:list-item>
              <text:list-item>
                <text:p text:style-name="P5"><text:span text:style-name="T69">http://en.wikipedia.org/wiki/Dependency_injection</text:span></text:p>
              </text:list-item>
            </text:list>
          </draw:text-box>
        </draw:frame>
        <presentation:notes draw:style-name="dp2">
          <draw:page-thumbnail draw:style-name="gr1" draw:layer="layout" svg:width="13.968cm" svg:height="10.476cm" svg:x="3.81cm" svg:y="2.123cm" draw:page-number="42" presentation:class="page"/>
          <draw:frame presentation:style-name="pr4" draw:text-style-name="P1"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1" draw:layer="layout" svg:width="25.199cm" svg:height="3.506cm" svg:x="1.4cm" svg:y="0.437cm" presentation:class="title">
          <draw:text-box>
            <text:p>DI Frameworks</text:p>
          </draw:text-box>
        </draw:frame>
        <draw:frame presentation:style-name="pr3" draw:layer="layout" svg:width="24.639cm" svg:height="13.86cm" svg:x="1.4cm" svg:y="4.914cm" presentation:class="outline">
          <draw:text-box>
            <text:list text:style-name="L2">
              <text:list-item>
                <text:p>Spring</text:p>
              </text:list-item>
              <text:list-item>
                <text:p>Google Guice</text:p>
              </text:list-item>
              <text:list-item>
                <text:p>Glassfish H2K</text:p>
              </text:list-item>
              <text:list-item>
                <text:p>Microsoft Managed Extensibility Framework</text:p>
              </text:list-item>
              <text:list-item>
                <text:p>PicoContainer</text:p>
              </text:list-item>
            </text:list>
          </draw:text-box>
        </draw:frame>
        <presentation:notes draw:style-name="dp2">
          <draw:page-thumbnail draw:style-name="gr1" draw:layer="layout" svg:width="13.968cm" svg:height="10.476cm" svg:x="3.81cm" svg:y="2.123cm" draw:page-number="43" presentation:class="page"/>
          <draw:frame presentation:style-name="pr4"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808080" draw:end-color="#ffffff" draw:start-intensity="100%" draw:end-intensity="100%" draw:angle="0" draw:border="0%"/>
    <draw:hatch draw:name="Black_20_0_20_Degrees" draw:display-name="Black 0 Degrees" draw:style="single" draw:color="#000000" draw:distance="0.102cm" draw:rotation="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fill-image draw:name="Empty" xlink:href="Pictures/100000000000000800000008DD0ADA29.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stroke-dash="Dash_20_2" draw:fill="none" draw:fill-gradient-name="Gradient_20_7" draw:fill-hatch-name="Hatching_20_1" draw:fill-image-name="Bitmape_20_1"/>
      <style:text-properties fo:font-family="Ubuntu" style:font-style-name="Regular" style:font-family-generic="swiss" style:font-pitch="variable"/>
    </style:style>
    <style:style style:name="textbody" style:family="graphic" style:parent-style-name="standard">
      <style:graphic-properties draw:stroke="none" draw:stroke-dash="Dash_20_2" draw:fill="none" draw:fill-gradient-name="Gradient_20_7" draw:fill-hatch-name="Hatching_20_1" draw:fill-image-name="Bitmape_20_1"/>
      <style:text-properties fo:font-family="Ubuntu" style:font-style-name="Regular" style:font-family-generic="swiss" style:font-pitch="variable"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stroke-dash="Dash_20_2" draw:fill="none" draw:fill-gradient-name="Gradient_20_7" draw:fill-hatch-name="Hatching_20_1" draw:fill-image-name="Bitmape_20_1"/>
      <style:paragraph-properties fo:margin-top="0.42cm" fo:margin-bottom="0.21cm"/>
      <style:text-properties fo:font-family="Ubuntu" style:font-style-name="Regular" style:font-family-generic="swiss" style:font-pitch="variable"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style:style style:name="Default-background" style:family="presentation">
      <style:graphic-properties draw:stroke="none" draw:fill="solid" draw:fill-color="#c0c0c0"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Ubuntu" style:font-style-name="Regular" style:font-family-generic="swiss"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373857" fo:font-size="45%"/>
          </text:list-level-style-bullet>
          <text:list-level-style-bullet text:level="2" text:bullet-char="●">
            <style:list-level-properties text:space-before="1.5cm" text:min-label-width="0.9cm"/>
            <style:text-properties fo:font-family="StarSymbol" style:font-charset="x-symbol" fo:color="#373857" fo:font-size="45%"/>
          </text:list-level-style-bullet>
          <text:list-level-style-bullet text:level="3" text:bullet-char="●">
            <style:list-level-properties text:space-before="2.8cm" text:min-label-width="0.8cm"/>
            <style:text-properties fo:font-family="StarSymbol" style:font-charset="x-symbol" fo:color="#373857" fo:font-size="45%"/>
          </text:list-level-style-bullet>
          <text:list-level-style-bullet text:level="4" text:bullet-char="●">
            <style:list-level-properties text:space-before="4.2cm" text:min-label-width="0.6cm"/>
            <style:text-properties fo:font-family="StarSymbol" style:font-charset="x-symbol" fo:color="#373857" fo:font-size="45%"/>
          </text:list-level-style-bullet>
          <text:list-level-style-bullet text:level="5" text:bullet-char="●">
            <style:list-level-properties text:space-before="5.4cm" text:min-label-width="0.6cm"/>
            <style:text-properties fo:font-family="StarSymbol" style:font-charset="x-symbol" fo:color="#373857" fo:font-size="45%"/>
          </text:list-level-style-bullet>
          <text:list-level-style-bullet text:level="6" text:bullet-char="●">
            <style:list-level-properties text:space-before="6.6cm" text:min-label-width="0.6cm"/>
            <style:text-properties fo:font-family="StarSymbol" style:font-charset="x-symbol" fo:color="#373857" fo:font-size="45%"/>
          </text:list-level-style-bullet>
          <text:list-level-style-bullet text:level="7" text:bullet-char="●">
            <style:list-level-properties text:space-before="7.8cm" text:min-label-width="0.6cm"/>
            <style:text-properties fo:font-family="StarSymbol" style:font-charset="x-symbol" fo:color="#373857" fo:font-size="45%"/>
          </text:list-level-style-bullet>
          <text:list-level-style-bullet text:level="8" text:bullet-char="●">
            <style:list-level-properties text:space-before="9cm" text:min-label-width="0.6cm"/>
            <style:text-properties fo:font-family="StarSymbol" style:font-charset="x-symbol" fo:color="#373857" fo:font-size="45%"/>
          </text:list-level-style-bullet>
          <text:list-level-style-bullet text:level="9" text:bullet-char="●">
            <style:list-level-properties text:space-before="10.2cm" text:min-label-width="0.6cm"/>
            <style:text-properties fo:font-family="StarSymbol" style:font-charset="x-symbol" fo:color="#373857" fo:font-size="45%"/>
          </text:list-level-style-bullet>
          <text:list-level-style-bullet text:level="10" text:bullet-char="●">
            <style:list-level-properties text:space-before="11.4cm" text:min-label-width="0.6cm"/>
            <style:text-properties fo:font-family="StarSymbol" style:font-charset="x-symbol" fo:color="#373857" fo:font-size="45%"/>
          </text:list-level-style-bullet>
        </text:list-style>
      </style:graphic-properties>
      <style:paragraph-properties fo:margin-left="0cm" fo:margin-right="0cm" fo:margin-top="0cm" fo:margin-bottom="0.499cm" fo:text-indent="0cm"/>
      <style:text-properties fo:color="#373857" style:text-outline="false" style:text-line-through-style="none" fo:font-family="Ubuntu" style:font-style-name="Regular" style:font-family-generic="swiss"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family="Ubuntu" style:font-style-name="Regular" style:font-family-generic="swiss" style:font-pitch="variable"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Ubuntu" style:font-style-name="Regular" style:font-family-generic="swiss"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Ubuntu" style:font-style-name="Bold" style:font-family-generic="swiss" style:font-pitch="variable" fo:font-size="36pt" fo:font-style="normal" fo:text-shadow="none" style:text-underline-style="none" fo:font-weight="bold"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c0c0c0"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marker-start="" draw:fill="solid" draw:fill-color="#373857" draw:fill-gradient-name="Gradient_20_1" draw:fill-hatch-name="Black_20_0_20_Degrees" draw:fill-image-name="Empty" draw:textarea-horizontal-align="justify" draw:textarea-vertical-align="middle" draw:auto-grow-height="false" draw:shadow-offset-x="0.203cm" draw:shadow-offset-y="0.203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marker-start="" draw:fill-color="#ffffff" draw:textarea-vertical-align="middle" draw:auto-grow-height="false" draw:shadow="visible" draw:shadow-offset-x="0cm" draw:shadow-offset-y="-0.203cm" draw:shadow-opacity="30%"/>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marker-start="" draw:fill="none" fo:min-height="0.557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r6" style:family="presentation" style:parent-style-name="Default_20_1-backgroundobjects">
      <style:graphic-properties draw:stroke="none" draw:fill="none" draw:fill-color="#ffffff" draw:auto-grow-height="false" fo:min-height="1.449cm"/>
    </style:style>
    <style:style style:name="Mpr7" style:family="presentation" style:parent-style-name="Default_20_1-backgroundobjects">
      <style:graphic-properties draw:stroke="none" draw:fill="none" draw:fill-color="#ffffff" draw:auto-grow-height="false" fo:min-height="1.397cm"/>
    </style:style>
    <style:style style:name="Mpr8"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custom-shape presentation:style-name="Mpr1" draw:text-style-name="MP3" draw:layer="backgroundobjects" svg:width="28cm" svg:height="2.723cm" svg:x="0cm" svg:y="18.277cm">
        <text:p/>
        <draw:enhanced-geometry svg:viewBox="0 0 21600 21600" draw:type="rectangle" draw:enhanced-path="M 0 0 L 21600 0 21600 21600 0 21600 0 0 Z N"/>
      </draw:custom-shape>
      <draw:custom-shape draw:style-name="Mgr3" draw:text-style-name="MP3" draw:layer="backgroundobjects" svg:width="28cm" svg:height="4.318cm" svg:x="0cm" svg:y="0cm">
        <text:p/>
        <draw:enhanced-geometry svg:viewBox="0 0 21600 21600" draw:type="rectangle" draw:enhanced-path="M 0 0 L 21600 0 21600 21600 0 21600 0 0 Z N"/>
      </draw:custom-shape>
      <draw:frame presentation:style-name="Default-title" draw:layer="backgroundobjects" svg:width="25.199cm" svg:height="3.506cm" svg:x="1.4cm" svg:y="0.437cm" presentation:class="title" presentation:placeholder="true">
        <draw:text-box/>
      </draw:frame>
      <draw:frame presentation:style-name="Default-outline1" draw:layer="backgroundobjects" svg:width="24.639cm" svg:height="13.86cm" svg:x="1.4cm" svg:y="4.914cm" presentation:class="outline" presentation:placeholder="true">
        <draw:text-box/>
      </draw:frame>
      <draw:frame presentation:style-name="Mpr2" draw:text-style-name="MP1" draw:layer="backgroundobjects" svg:width="6.523cm" svg:height="1.448cm" svg:x="12.954cm" svg:y="21.412cm" presentation:class="date-time">
        <draw:text-box>
          <text:p text:style-name="MP1"><text:span text:style-name="MT1"><presentation:date-time/></text:span></text:p>
        </draw:text-box>
      </draw:frame>
      <draw:frame presentation:style-name="Mpr2" draw:text-style-name="MP2" draw:layer="backgroundobjects" svg:width="6.523cm" svg:height="1.448cm" svg:x="4.572cm" svg:y="21.666cm" presentation:class="page-number">
        <draw:text-box>
          <text:p text:style-name="MP2"><text:span text:style-name="MT1"><text:page-number>&lt;number&gt;</text:page-number></text:span></text:p>
        </draw:text-box>
      </draw:frame>
      <draw:frame draw:style-name="Mgr4" draw:text-style-name="MP3" draw:layer="backgroundobjects" svg:width="8.403cm" svg:height="2.723cm" svg:x="0cm" svg:y="18.277cm">
        <draw:image xlink:href="Pictures/100002010000048200000176C1DF7435.png" xlink:type="simple" xlink:show="embed" xlink:actuate="onLoad">
          <text:p/>
        </draw:image>
      </draw:frame>
      <draw:frame draw:style-name="Mgr5" draw:text-style-name="MP3" draw:layer="backgroundobjects" svg:width="5.34cm" svg:height="1.95cm" svg:x="20.992cm" svg:y="19.074cm">
        <draw:image xlink:href="Pictures/10000000000000DB00000050A9B31224.jpg" xlink:type="simple" xlink:show="embed" xlink:actuate="onLoad">
          <text:p/>
        </draw:image>
      </draw:frame>
      <draw:frame presentation:style-name="Mpr3" draw:text-style-name="MP4" draw:layer="backgroundobjects" svg:width="2.225cm" svg:height="0.56cm" svg:x="11.91cm" svg:y="20.846cm">
        <draw:text-box>
          <text:p text:style-name="MP3"><text:span text:style-name="MT1"><presentation:footer/></text:span></text:p>
        </draw:text-box>
      </draw:frame>
      <draw:frame draw:style-name="Mgr4" draw:text-style-name="MP3" draw:layer="layout" svg:width="9.398cm" svg:height="0.662cm" svg:x="18.806cm" svg:y="18.704cm">
        <draw:image xlink:href="Pictures/10000000000001640000001A3618DE23.png" xlink:type="simple" xlink:show="embed" xlink:actuate="onLoad">
          <text:p/>
        </draw:image>
      </draw:frame>
      <draw:frame draw:style-name="Mgr4" draw:text-style-name="MP3" draw:layer="layout" svg:width="9.398cm" svg:height="2.877cm" svg:x="9.306cm" svg:y="18.323cm">
        <draw:image xlink:href="Pictures/10000000000001640000006E4D05B88C.png" xlink:type="simple" xlink:show="embed" xlink:actuate="onLoad">
          <text:p/>
        </draw:image>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2">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3.86cm" svg:x="1.4cm" svg:y="4.914cm" presentation:class="outline" presentation:placeholder="true">
        <draw:text-box/>
      </draw:frame>
      <draw:frame presentation:style-name="Mpr6" draw:text-style-name="MP1" draw:layer="backgroundobjects" svg:width="6.523cm" svg:height="1.448cm" svg:x="1.4cm" svg:y="19.131cm" presentation:class="date-time">
        <draw:text-box>
          <text:p text:style-name="MP1"><text:span text:style-name="MT1"><presentation:date-time/></text:span></text:p>
        </draw:text-box>
      </draw:frame>
      <draw:frame presentation:style-name="Mpr6" draw:text-style-name="MP4" draw:layer="backgroundobjects" svg:width="8.875cm" svg:height="1.448cm" svg:x="9.576cm" svg:y="19.131cm" presentation:class="footer">
        <draw:text-box>
          <text:p text:style-name="MP4"><text:span text:style-name="MT1"><presentation:footer/></text:span></text:p>
        </draw:text-box>
      </draw:frame>
      <draw:frame presentation:style-name="Mpr6"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Kyle </meta:initial-creator>
    <meta:creation-date>2014-03-16T18:56:01</meta:creation-date>
    <dc:date>2014-04-07T15:50:29.35</dc:date>
    <meta:editing-duration>P4DT10H53M36S</meta:editing-duration>
    <meta:editing-cycles>17</meta:editing-cycles>
    <meta:generator>LibreOffice/3.4$Win32 LibreOffice_project/340m1$Build-402</meta:generator>
    <meta:document-statistic meta:object-count="221"/>
  </office:meta>
</office:document-meta>
</file>